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5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5" style:family="table-cell" style:parent-style-name="Default" style:data-style-name="N12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/>
    <style:style style:name="ce8" style:family="table-cell" style:parent-style-name="Default" style:data-style-name="N2"/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3" table:number-columns-repeated="2" table:default-cell-style-name="ce7"/>
        <table:table-column table:style-name="co3" table:default-cell-style-name="ce8"/>
        <table:table-column table:style-name="co1" table:default-cell-style-name="ce8"/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>
            <text:p>Domains with Triples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n(2012)/n(2010) – 1</text:p>
          </table:table-cell>
          <table:table-cell/>
          <table:table-cell table:style-name="ce1"/>
          <table:table-cell table:style-name="ce3" table:number-columns-repeated="2"/>
          <table:table-cell table:number-columns-repeated="3"/>
        </table:table-row>
        <table:table-row table:style-name="ro2">
          <table:table-cell office:value-type="string">
            <text:p>html-rdfa</text:p>
          </table:table-cell>
          <table:table-cell table:style-name="ce3" office:value-type="float" office:value="537820">
            <text:p>537820</text:p>
          </table:table-cell>
          <table:table-cell table:style-name="ce6" table:formula="of:=[.B3]/[.B$14]" office:value-type="percentage" office:value="0.0281375953630465">
            <text:p>2.81%</text:p>
          </table:table-cell>
          <table:table-cell table:style-name="ce3" office:value-type="float" office:value="16976232">
            <text:p>16976232</text:p>
          </table:table-cell>
          <table:table-cell table:formula="of:=[.D3]/[.D$14]" office:value-type="percentage" office:value="0.259539910641581">
            <text:p>25.95%</text:p>
          </table:table-cell>
          <table:table-cell table:formula="of:=[.E3]-[.C3]" office:value-type="percentage" office:value="0.231402315278535">
            <text:p>23.14%</text:p>
          </table:table-cell>
          <table:table-cell table:formula="of:=[.D3]/[.B3]-1" office:value-type="float" office:value="30.5648953181362">
            <text:p>30.56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2">
          <table:table-cell office:value-type="string">
            <text:p>html-microdata</text:p>
          </table:table-cell>
          <table:table-cell table:style-name="ce3" office:value-type="float" office:value="3930">
            <text:p>3930</text:p>
          </table:table-cell>
          <table:table-cell table:style-name="ce6" table:formula="of:=[.B4]/[.B$14]" office:value-type="percentage" office:value="0.000205609218282646">
            <text:p>0.02%</text:p>
          </table:table-cell>
          <table:table-cell table:style-name="ce3" office:value-type="float" office:value="3952674">
            <text:p>3952674</text:p>
          </table:table-cell>
          <table:table-cell table:formula="of:=[.D4]/[.D$14]" office:value-type="percentage" office:value="0.0604301741844304">
            <text:p>6.04%</text:p>
          </table:table-cell>
          <table:table-cell table:formula="of:=[.E4]-[.C4]" office:value-type="percentage" office:value="0.0602245649661477">
            <text:p>6.02%</text:p>
          </table:table-cell>
          <table:table-cell table:formula="of:=[.D4]/[.B4]-1" office:value-type="float" office:value="1004.76946564886">
            <text:p>1004.77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2">
          <table:table-cell office:value-type="string">
            <text:p>html-mf-geo</text:p>
          </table:table-cell>
          <table:table-cell table:style-name="ce3" office:value-type="float" office:value="244838">
            <text:p>244838</text:p>
          </table:table-cell>
          <table:table-cell table:style-name="ce6" table:formula="of:=[.B5]/[.B$14]" office:value-type="percentage" office:value="0.0128094019811416">
            <text:p>1.28%</text:p>
          </table:table-cell>
          <table:table-cell table:style-name="ce3" office:value-type="float" office:value="897080">
            <text:p>897080</text:p>
          </table:table-cell>
          <table:table-cell table:formula="of:=[.D5]/[.D$14]" office:value-type="percentage" office:value="0.0137149435185823">
            <text:p>1.37%</text:p>
          </table:table-cell>
          <table:table-cell table:formula="of:=[.E5]-[.C5]" office:value-type="percentage" office:value="0.000905541537440699">
            <text:p>0.09%</text:p>
          </table:table-cell>
          <table:table-cell table:formula="of:=[.D5]/[.B5]-1" office:value-type="float" office:value="2.66397372956812">
            <text:p>2.66</text:p>
          </table:table-cell>
          <table:table-cell table:number-columns-repeated="7"/>
        </table:table-row>
        <table:table-row table:style-name="ro2">
          <table:table-cell office:value-type="string">
            <text:p>html-mf-hcalendar</text:p>
          </table:table-cell>
          <table:table-cell table:style-name="ce3" office:value-type="float" office:value="226279">
            <text:p>226279</text:p>
          </table:table-cell>
          <table:table-cell table:style-name="ce6" table:formula="of:=[.B6]/[.B$14]" office:value-type="percentage" office:value="0.0118384346828954">
            <text:p>1.18%</text:p>
          </table:table-cell>
          <table:table-cell table:style-name="ce3" office:value-type="float" office:value="629319">
            <text:p>629319</text:p>
          </table:table-cell>
          <table:table-cell table:formula="of:=[.D6]/[.D$14]" office:value-type="percentage" office:value="0.00962129859117436">
            <text:p>0.96%</text:p>
          </table:table-cell>
          <table:table-cell table:formula="of:=[.E6]-[.C6]" office:value-type="percentage" office:value="-0.00221713609172103">
            <text:p>-0.22%</text:p>
          </table:table-cell>
          <table:table-cell table:formula="of:=[.D6]/[.B6]-1" office:value-type="float" office:value="1.78116396130441">
            <text:p>1.78</text:p>
          </table:table-cell>
          <table:table-cell table:number-columns-repeated="7"/>
        </table:table-row>
        <table:table-row table:style-name="ro2">
          <table:table-cell office:value-type="string">
            <text:p>html-mf-hcard</text:p>
          </table:table-cell>
          <table:table-cell table:style-name="ce3" office:value-type="float" office:value="12502500">
            <text:p>12502500</text:p>
          </table:table-cell>
          <table:table-cell table:style-name="ce6" table:formula="of:=[.B7]/[.B$14]" office:value-type="percentage" office:value="0.654104135261777">
            <text:p>65.41%</text:p>
          </table:table-cell>
          <table:table-cell table:style-name="ce3" office:value-type="float" office:value="30417192">
            <text:p>30417192</text:p>
          </table:table-cell>
          <table:table-cell table:formula="of:=[.D7]/[.D$14]" office:value-type="percentage" office:value="0.46503106776862">
            <text:p>46.50%</text:p>
          </table:table-cell>
          <table:table-cell table:formula="of:=[.E7]-[.C7]" office:value-type="percentage" office:value="-0.189073067493157">
            <text:p>-18.91%</text:p>
          </table:table-cell>
          <table:table-cell table:formula="of:=[.D7]/[.B7]-1" office:value-type="float" office:value="1.43288878224355">
            <text:p>1.43</text:p>
          </table:table-cell>
          <table:table-cell table:number-columns-repeated="7"/>
        </table:table-row>
        <table:table-row table:style-name="ro2">
          <table:table-cell office:value-type="string">
            <text:p>html-mf-hlisting</text:p>
          </table:table-cell>
          <table:table-cell table:style-name="ce3" office:value-type="float" office:value="31871">
            <text:p>31871</text:p>
          </table:table-cell>
          <table:table-cell table:style-name="ce6" table:formula="of:=[.B8]/[.B$14]" office:value-type="percentage" office:value="0.00166742274704484">
            <text:p>0.17%</text:p>
          </table:table-cell>
          <table:table-cell table:style-name="ce3" office:value-type="float" office:value="69569">
            <text:p>69569</text:p>
          </table:table-cell>
          <table:table-cell table:formula="of:=[.D8]/[.D$14]" office:value-type="percentage" office:value="0.00106360068850521">
            <text:p>0.11%</text:p>
          </table:table-cell>
          <table:table-cell table:formula="of:=[.E8]-[.C8]" office:value-type="percentage" office:value="-0.00060382205853963">
            <text:p>-0.06%</text:p>
          </table:table-cell>
          <table:table-cell table:formula="of:=[.D8]/[.B8]-1" office:value-type="float" office:value="1.18283078660852">
            <text:p>1.18</text:p>
          </table:table-cell>
          <table:table-cell table:number-columns-repeated="7"/>
        </table:table-row>
        <table:table-row table:style-name="ro2">
          <table:table-cell office:value-type="string">
            <text:p>html-mf-hresume</text:p>
          </table:table-cell>
          <table:table-cell table:style-name="ce3" office:value-type="float" office:value="10419">
            <text:p>10419</text:p>
          </table:table-cell>
          <table:table-cell table:style-name="ce6" table:formula="of:=[.B9]/[.B$14]" office:value-type="percentage" office:value="0.000545099858851626">
            <text:p>0.05%</text:p>
          </table:table-cell>
          <table:table-cell table:style-name="ce3" office:value-type="float" office:value="9890">
            <text:p>9890</text:p>
          </table:table-cell>
          <table:table-cell table:formula="of:=[.D9]/[.D$14]" office:value-type="percentage" office:value="0.000151202558744793">
            <text:p>0.02%</text:p>
          </table:table-cell>
          <table:table-cell table:formula="of:=[.E9]-[.C9]" office:value-type="percentage" office:value="-0.000393897300106833">
            <text:p>-0.04%</text:p>
          </table:table-cell>
          <table:table-cell table:formula="of:=[.D9]/[.B9]-1" office:value-type="float" office:value="-0.0507726269315674">
            <text:p>-0.05</text:p>
          </table:table-cell>
          <table:table-cell table:number-columns-repeated="7"/>
        </table:table-row>
        <table:table-row table:style-name="ro2">
          <table:table-cell office:value-type="string">
            <text:p>html-mf-hreview</text:p>
          </table:table-cell>
          <table:table-cell table:style-name="ce3" office:value-type="float" office:value="216331">
            <text:p>216331</text:p>
          </table:table-cell>
          <table:table-cell table:style-name="ce6" table:formula="of:=[.B10]/[.B$14]" office:value-type="percentage" office:value="0.0113179765395173">
            <text:p>1.13%</text:p>
          </table:table-cell>
          <table:table-cell table:style-name="ce3" office:value-type="float" office:value="615681">
            <text:p>615681</text:p>
          </table:table-cell>
          <table:table-cell table:formula="of:=[.D10]/[.D$14]" office:value-type="percentage" office:value="0.00941279500207816">
            <text:p>0.94%</text:p>
          </table:table-cell>
          <table:table-cell table:formula="of:=[.E10]-[.C10]" office:value-type="percentage" office:value="-0.00190518153743918">
            <text:p>-0.19%</text:p>
          </table:table-cell>
          <table:table-cell table:formula="of:=[.D10]/[.B10]-1" office:value-type="float" office:value="1.84601374745182">
            <text:p>1.85</text:p>
          </table:table-cell>
          <table:table-cell table:number-columns-repeated="7"/>
        </table:table-row>
        <table:table-row table:style-name="ro2">
          <table:table-cell office:value-type="string">
            <text:p>html-mf-species</text:p>
          </table:table-cell>
          <table:table-cell table:style-name="ce3" office:value-type="float" office:value="3244">
            <text:p>3244</text:p>
          </table:table-cell>
          <table:table-cell table:style-name="ce6" table:formula="of:=[.B11]/[.B$14]" office:value-type="percentage" office:value="0.000169719161350866">
            <text:p>0.02%</text:p>
          </table:table-cell>
          <table:table-cell table:style-name="ce3" office:value-type="float" office:value="4109">
            <text:p>4109</text:p>
          </table:table-cell>
          <table:table-cell table:formula="of:=[.D11]/[.D$14]" office:value-type="percentage" office:value="0.0000628201530720278">
            <text:p>0.01%</text:p>
          </table:table-cell>
          <table:table-cell table:formula="of:=[.E11]-[.C11]" office:value-type="percentage" office:value="-0.000106899008278838">
            <text:p>-0.01%</text:p>
          </table:table-cell>
          <table:table-cell table:formula="of:=[.D11]/[.B11]-1" office:value-type="float" office:value="0.266646115906288">
            <text:p>0.27</text:p>
          </table:table-cell>
          <table:table-cell table:number-columns-repeated="7"/>
        </table:table-row>
        <table:table-row table:style-name="ro2">
          <table:table-cell office:value-type="string">
            <text:p>html-mf-hrecipe</text:p>
          </table:table-cell>
          <table:table-cell table:style-name="ce3" office:value-type="float" office:value="13362">
            <text:p>13362</text:p>
          </table:table-cell>
          <table:table-cell table:style-name="ce6" table:formula="of:=[.B12]/[.B$14]" office:value-type="percentage" office:value="0.000699071342160997">
            <text:p>0.07%</text:p>
          </table:table-cell>
          <table:table-cell table:style-name="ce3" office:value-type="float" office:value="127381">
            <text:p>127381</text:p>
          </table:table-cell>
          <table:table-cell table:formula="of:=[.D12]/[.D$14]" office:value-type="percentage" office:value="0.00194745532209004">
            <text:p>0.19%</text:p>
          </table:table-cell>
          <table:table-cell table:formula="of:=[.E12]-[.C12]" office:value-type="percentage" office:value="0.00124838397992904">
            <text:p>0.12%</text:p>
          </table:table-cell>
          <table:table-cell table:formula="of:=[.D12]/[.B12]-1" office:value-type="float" office:value="8.53307888040713">
            <text:p>8.53</text:p>
          </table:table-cell>
          <table:table-cell table:number-columns-repeated="7"/>
        </table:table-row>
        <table:table-row table:style-name="ro3">
          <table:table-cell office:value-type="string">
            <text:p>html-mf-xfn</text:p>
          </table:table-cell>
          <table:table-cell table:style-name="ce3" office:value-type="float" office:value="5323335">
            <text:p>5323335</text:p>
          </table:table-cell>
          <table:table-cell table:style-name="ce6" table:formula="of:=[.B13]/[.B$14]" office:value-type="percentage" office:value="0.278505533843931">
            <text:p>27.85%</text:p>
          </table:table-cell>
          <table:table-cell table:style-name="ce3" office:value-type="float" office:value="11709819">
            <text:p>11709819</text:p>
          </table:table-cell>
          <table:table-cell table:formula="of:=[.D13]/[.D$14]" office:value-type="percentage" office:value="0.179024731571122">
            <text:p>17.90%</text:p>
          </table:table-cell>
          <table:table-cell table:formula="of:=[.E13]-[.C13]" office:value-type="percentage" office:value="-0.0994808022728095">
            <text:p>-9.95%</text:p>
          </table:table-cell>
          <table:table-cell table:formula="of:=[.D13]/[.B13]-1" office:value-type="float" office:value="1.19971484041489">
            <text:p>1.20</text:p>
          </table:table-cell>
          <table:table-cell table:number-columns-repeated="7"/>
        </table:table-row>
        <table:table-row table:style-name="ro3">
          <table:table-cell/>
          <table:table-cell table:style-name="ce4" table:formula="of:=SUM([.B3:.B13])" office:value-type="float" office:value="19113929">
            <text:p>19,113,929</text:p>
          </table:table-cell>
          <table:table-cell/>
          <table:table-cell table:style-name="ce4" table:formula="of:=SUM([.D3:.D13])" office:value-type="float" office:value="65408946">
            <text:p>65,408,946</text:p>
          </table:table-cell>
          <table:table-cell table:number-columns-repeated="2"/>
          <table:table-cell table:formula="of:=[.D14]/[.B14]-1" office:value-type="float" office:value="2.42205655362642">
            <text:p>2.42</text:p>
          </table:table-cell>
          <table:table-cell table:number-columns-repeated="7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2"/>
          <table:table-cell table:style-name="ce3" office:value-type="float" office:value="2565741671">
            <text:p>2565741671</text:p>
          </table:table-cell>
          <table:table-cell table:style-name="ce3" office:value-type="float" office:value="1486186868">
            <text:p>1486186868</text:p>
          </table:table-cell>
        </table:table-row>
        <table:table-row table:style-name="ro3">
          <table:table-cell table:style-name="ce1" office:value-type="string">
            <text:p>URLs with Triples</text:p>
          </table:table-cell>
          <table:table-cell/>
          <table:table-cell table:style-name="ce5"/>
          <table:table-cell table:style-name="ce1"/>
          <table:table-cell table:number-columns-repeated="5"/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n(2012)/n(2010) – 1</text:p>
          </table:table-cell>
          <table:table-cell/>
          <table:table-cell table:style-name="ce1"/>
          <table:table-cell table:style-name="ce1" office:value-type="string">
            <text:p>Y! 09-2008</text:p>
          </table:table-cell>
          <table:table-cell table:style-name="ce1" office:value-type="string">
            <text:p>Y! 03-2009</text:p>
          </table:table-cell>
          <table:table-cell table:style-name="ce1" office:value-type="string">
            <text:p>Y! 10-2010</text:p>
          </table:table-cell>
          <table:table-cell table:style-name="ce2" office:value-type="string">
            <text:p>WDC 09/10</text:p>
          </table:table-cell>
          <table:table-cell table:style-name="ce2" office:value-type="string">
            <text:p>WDC 02-2012</text:p>
          </table:table-cell>
        </table:table-row>
        <table:table-row table:style-name="ro2">
          <table:table-cell office:value-type="string">
            <text:p>html-rdfa</text:p>
          </table:table-cell>
          <table:table-cell table:style-name="ce3" office:value-type="float" office:value="14314036">
            <text:p>14314036</text:p>
          </table:table-cell>
          <table:table-cell table:style-name="ce6" table:formula="of:=[.B19]/[.B$30]" office:value-type="percentage" office:value="0.0968002852361941">
            <text:p>9.68%</text:p>
          </table:table-cell>
          <table:table-cell table:style-name="ce3" office:value-type="float" office:value="67901246">
            <text:p>67901246</text:p>
          </table:table-cell>
          <table:table-cell table:formula="of:=[.D19]/[.D$30]" office:value-type="percentage" office:value="0.359606402920777">
            <text:p>35.96%</text:p>
          </table:table-cell>
          <table:table-cell table:formula="of:=[.E19]-[.C19]" office:value-type="percentage" office:value="0.262806117684582">
            <text:p>26.28%</text:p>
          </table:table-cell>
          <table:table-cell table:formula="of:=[.D19]/[.B19]-1" office:value-type="float" office:value="3.74368277402684">
            <text:p>3.74</text:p>
          </table:table-cell>
          <table:table-cell/>
          <table:table-cell office:value-type="string">
            <text:p>RDFa</text:p>
          </table:table-cell>
          <table:table-cell table:style-name="ce10" office:value-type="float" office:value="0.238">
            <text:p>0.238</text:p>
          </table:table-cell>
          <table:table-cell table:style-name="ce3" office:value-type="float" office:value="0.588">
            <text:p>0.588</text:p>
          </table:table-cell>
          <table:table-cell table:style-name="ce3" office:value-type="float" office:value="3.591">
            <text:p>3.591</text:p>
          </table:table-cell>
          <table:table-cell table:style-name="ce8" table:formula="of:=[.B19]/[.M$16]*100" office:value-type="float" office:value="0.557890771381559">
            <text:p>0.56</text:p>
          </table:table-cell>
          <table:table-cell table:style-name="ce8" table:formula="of:=[.D19]/[.N$16]*100" office:value-type="float" office:value="4.56882290255844">
            <text:p>4.57</text:p>
          </table:table-cell>
        </table:table-row>
        <table:table-row table:style-name="ro2">
          <table:table-cell office:value-type="string">
            <text:p>html-microdata</text:p>
          </table:table-cell>
          <table:table-cell table:style-name="ce3" office:value-type="float" office:value="56964">
            <text:p>56964</text:p>
          </table:table-cell>
          <table:table-cell table:style-name="ce6" table:formula="of:=[.B20]/[.B$30]" office:value-type="percentage" office:value="0.000385225484146788">
            <text:p>0.04%</text:p>
          </table:table-cell>
          <table:table-cell table:style-name="ce3" office:value-type="float" office:value="26929865">
            <text:p>26929865</text:p>
          </table:table-cell>
          <table:table-cell table:formula="of:=[.D20]/[.D$30]" office:value-type="percentage" office:value="0.142621121912728">
            <text:p>14.26%</text:p>
          </table:table-cell>
          <table:table-cell table:formula="of:=[.E20]-[.C20]" office:value-type="percentage" office:value="0.142235896428581">
            <text:p>14.22%</text:p>
          </table:table-cell>
          <table:table-cell table:formula="of:=[.D20]/[.B20]-1" office:value-type="float" office:value="471.752352362896">
            <text:p>471.75</text:p>
          </table:table-cell>
          <table:table-cell/>
          <table:table-cell office:value-type="string">
            <text:p>Microdata</text:p>
          </table:table-cell>
          <table:table-cell table:number-columns-repeated="3"/>
          <table:table-cell table:style-name="ce8" table:formula="of:=[.B20]/[.M$16]*100" office:value-type="float" office:value="0.00222017674826158">
            <text:p>0.00</text:p>
          </table:table-cell>
          <table:table-cell table:style-name="ce8" table:formula="of:=[.D20]/[.N$16]*100" office:value-type="float" office:value="1.81201069527954">
            <text:p>1.81</text:p>
          </table:table-cell>
        </table:table-row>
        <table:table-row table:style-name="ro2">
          <table:table-cell office:value-type="string">
            <text:p>html-mf-geo</text:p>
          </table:table-cell>
          <table:table-cell table:style-name="ce3" office:value-type="float" office:value="5051622">
            <text:p>5051622</text:p>
          </table:table-cell>
          <table:table-cell table:style-name="ce6" table:formula="of:=[.B21]/[.B$30]" office:value-type="percentage" office:value="0.0341621643612908">
            <text:p>3.42%</text:p>
          </table:table-cell>
          <table:table-cell table:style-name="ce3" office:value-type="float" office:value="2491933">
            <text:p>2491933</text:p>
          </table:table-cell>
          <table:table-cell table:formula="of:=[.D21]/[.D$30]" office:value-type="percentage" office:value="0.0131973286977617">
            <text:p>1.32%</text:p>
          </table:table-cell>
          <table:table-cell table:formula="of:=[.E21]-[.C21]" office:value-type="percentage" office:value="-0.020964835663529">
            <text:p>-2.10%</text:p>
          </table:table-cell>
          <table:table-cell table:formula="of:=[.D21]/[.B21]-1" office:value-type="float" office:value="-0.50670636084806">
            <text:p>-0.51</text:p>
          </table:table-cell>
          <table:table-cell/>
          <table:table-cell office:value-type="string">
            <text:p>µF geo</text:p>
          </table:table-cell>
          <table:table-cell/>
          <table:table-cell table:style-name="ce3" office:value-type="float" office:value="0.228">
            <text:p>0.228</text:p>
          </table:table-cell>
          <table:table-cell table:style-name="ce3" office:value-type="float" office:value="0.137">
            <text:p>0.137</text:p>
          </table:table-cell>
          <table:table-cell table:style-name="ce8" table:formula="of:=[.B21]/[.M$16]*100" office:value-type="float" office:value="0.196887397398473">
            <text:p>0.20</text:p>
          </table:table-cell>
          <table:table-cell table:style-name="ce8" table:formula="of:=[.D21]/[.N$16]*100" office:value-type="float" office:value="0.167672925501856">
            <text:p>0.17</text:p>
          </table:table-cell>
        </table:table-row>
        <table:table-row table:style-name="ro2">
          <table:table-cell office:value-type="string">
            <text:p>html-mf-hcalendar</text:p>
          </table:table-cell>
          <table:table-cell table:style-name="ce3" office:value-type="float" office:value="2747276">
            <text:p>2747276</text:p>
          </table:table-cell>
          <table:table-cell table:style-name="ce6" table:formula="of:=[.B22]/[.B$30]" office:value-type="percentage" office:value="0.018578764257862">
            <text:p>1.86%</text:p>
          </table:table-cell>
          <table:table-cell table:style-name="ce3" office:value-type="float" office:value="1506379">
            <text:p>1506379</text:p>
          </table:table-cell>
          <table:table-cell table:formula="of:=[.D22]/[.D$30]" office:value-type="percentage" office:value="0.00797781433385474">
            <text:p>0.80%</text:p>
          </table:table-cell>
          <table:table-cell table:formula="of:=[.E22]-[.C22]" office:value-type="percentage" office:value="-0.0106009499240073">
            <text:p>-1.06%</text:p>
          </table:table-cell>
          <table:table-cell table:formula="of:=[.D22]/[.B22]-1" office:value-type="float" office:value="-0.451682684957755">
            <text:p>-0.45</text:p>
          </table:table-cell>
          <table:table-cell/>
          <table:table-cell table:style-name="ce9" office:value-type="string">
            <text:p><text:span text:style-name="T1">µF calendar</text:span></text:p>
          </table:table-cell>
          <table:table-cell table:number-columns-repeated="3"/>
          <table:table-cell table:style-name="ce8" table:formula="of:=[.B22]/[.M$16]*100" office:value-type="float" office:value="0.107075315923339">
            <text:p>0.11</text:p>
          </table:table-cell>
          <table:table-cell table:style-name="ce8" table:formula="of:=[.D22]/[.N$16]*100" office:value-type="float" office:value="0.101358653641394">
            <text:p>0.10</text:p>
          </table:table-cell>
        </table:table-row>
        <table:table-row table:style-name="ro2">
          <table:table-cell office:value-type="string">
            <text:p>html-mf-hcard</text:p>
          </table:table-cell>
          <table:table-cell table:style-name="ce3" office:value-type="float" office:value="83583167">
            <text:p>83583167</text:p>
          </table:table-cell>
          <table:table-cell table:style-name="ce6" table:formula="of:=[.B23]/[.B$30]" office:value-type="percentage" office:value="0.565240607648636">
            <text:p>56.52%</text:p>
          </table:table-cell>
          <table:table-cell table:style-name="ce3" office:value-type="float" office:value="61360686">
            <text:p>61360686</text:p>
          </table:table-cell>
          <table:table-cell table:formula="of:=[.D23]/[.D$30]" office:value-type="percentage" office:value="0.324967461910953">
            <text:p>32.50%</text:p>
          </table:table-cell>
          <table:table-cell table:formula="of:=[.E23]-[.C23]" office:value-type="percentage" office:value="-0.240273145737682">
            <text:p>-24.03%</text:p>
          </table:table-cell>
          <table:table-cell table:formula="of:=[.D23]/[.B23]-1" office:value-type="float" office:value="-0.265872684627994">
            <text:p>-0.27</text:p>
          </table:table-cell>
          <table:table-cell/>
          <table:table-cell office:value-type="string">
            <text:p>µF hcard</text:p>
          </table:table-cell>
          <table:table-cell table:style-name="ce10" office:value-type="float" office:value="1.649">
            <text:p>1.649</text:p>
          </table:table-cell>
          <table:table-cell table:style-name="ce10" office:value-type="float" office:value="2.005">
            <text:p>2.005</text:p>
          </table:table-cell>
          <table:table-cell table:style-name="ce10" office:value-type="float" office:value="1.058">
            <text:p>1.058</text:p>
          </table:table-cell>
          <table:table-cell table:style-name="ce8" table:formula="of:=[.B23]/[.M$16]*100" office:value-type="float" office:value="3.25766104766983">
            <text:p>3.26</text:p>
          </table:table-cell>
          <table:table-cell table:style-name="ce8" table:formula="of:=[.D23]/[.N$16]*100" office:value-type="float" office:value="4.12873288825211">
            <text:p>4.13</text:p>
          </table:table-cell>
        </table:table-row>
        <table:table-row table:style-name="ro2">
          <table:table-cell office:value-type="string">
            <text:p>html-mf-hlisting</text:p>
          </table:table-cell>
          <table:table-cell table:style-name="ce3" office:value-type="float" office:value="1227574">
            <text:p>1227574</text:p>
          </table:table-cell>
          <table:table-cell table:style-name="ce6" table:formula="of:=[.B24]/[.B$30]" office:value-type="percentage" office:value="0.0083016078308407">
            <text:p>0.83%</text:p>
          </table:table-cell>
          <table:table-cell table:style-name="ce3" office:value-type="float" office:value="197027">
            <text:p>197027</text:p>
          </table:table-cell>
          <table:table-cell table:formula="of:=[.D24]/[.D$30]" office:value-type="percentage" office:value="0.00104345906624853">
            <text:p>0.10%</text:p>
          </table:table-cell>
          <table:table-cell table:formula="of:=[.E24]-[.C24]" office:value-type="percentage" office:value="-0.00725814876459217">
            <text:p>-0.73%</text:p>
          </table:table-cell>
          <table:table-cell table:formula="of:=[.D24]/[.B24]-1" office:value-type="float" office:value="-0.839498881533822">
            <text:p>-0.84</text:p>
          </table:table-cell>
          <table:table-cell/>
          <table:table-cell office:value-type="string">
            <text:p>µF listing</text:p>
          </table:table-cell>
          <table:table-cell table:number-columns-repeated="3"/>
          <table:table-cell table:style-name="ce8" table:formula="of:=[.B24]/[.M$16]*100" office:value-type="float" office:value="0.0478448011300199">
            <text:p>0.05</text:p>
          </table:table-cell>
          <table:table-cell table:style-name="ce8" table:formula="of:=[.D24]/[.N$16]*100" office:value-type="float" office:value="0.0132572157810238">
            <text:p>0.01</text:p>
          </table:table-cell>
        </table:table-row>
        <table:table-row table:style-name="ro2">
          <table:table-cell office:value-type="string">
            <text:p>html-mf-hresume</text:p>
          </table:table-cell>
          <table:table-cell table:style-name="ce3" office:value-type="float" office:value="387364">
            <text:p>387364</text:p>
          </table:table-cell>
          <table:table-cell table:style-name="ce6" table:formula="of:=[.B25]/[.B$30]" office:value-type="percentage" office:value="0.00261959280319213">
            <text:p>0.26%</text:p>
          </table:table-cell>
          <table:table-cell table:style-name="ce3" office:value-type="float" office:value="20762">
            <text:p>20762</text:p>
          </table:table-cell>
          <table:table-cell table:formula="of:=[.D25]/[.D$30]" office:value-type="percentage" office:value="0.000109955981329726">
            <text:p>0.01%</text:p>
          </table:table-cell>
          <table:table-cell table:formula="of:=[.E25]-[.C25]" office:value-type="percentage" office:value="-0.00250963682186241">
            <text:p>-0.25%</text:p>
          </table:table-cell>
          <table:table-cell table:formula="of:=[.D25]/[.B25]-1" office:value-type="float" office:value="-0.946401833933974">
            <text:p>-0.95</text:p>
          </table:table-cell>
          <table:table-cell/>
          <table:table-cell office:value-type="string">
            <text:p>µF resume</text:p>
          </table:table-cell>
          <table:table-cell table:number-columns-repeated="3"/>
          <table:table-cell table:style-name="ce8" table:formula="of:=[.B25]/[.M$16]*100" office:value-type="float" office:value="0.0150975448689277">
            <text:p>0.02</text:p>
          </table:table-cell>
          <table:table-cell table:style-name="ce8" table:formula="of:=[.D25]/[.N$16]*100" office:value-type="float" office:value="0.00139699794467569">
            <text:p>0.00</text:p>
          </table:table-cell>
        </table:table-row>
        <table:table-row table:style-name="ro2">
          <table:table-cell office:value-type="string">
            <text:p>html-mf-hreview</text:p>
          </table:table-cell>
          <table:table-cell table:style-name="ce3" office:value-type="float" office:value="2836701">
            <text:p>2836701</text:p>
          </table:table-cell>
          <table:table-cell table:style-name="ce6" table:formula="of:=[.B26]/[.B$30]" office:value-type="percentage" office:value="0.0191835109210147">
            <text:p>1.92%</text:p>
          </table:table-cell>
          <table:table-cell table:style-name="ce3" office:value-type="float" office:value="1971870">
            <text:p>1971870</text:p>
          </table:table-cell>
          <table:table-cell table:formula="of:=[.D26]/[.D$30]" office:value-type="percentage" office:value="0.0104430642955711">
            <text:p>1.04%</text:p>
          </table:table-cell>
          <table:table-cell table:formula="of:=[.E26]-[.C26]" office:value-type="percentage" office:value="-0.00874044662544353">
            <text:p>-0.87%</text:p>
          </table:table-cell>
          <table:table-cell table:formula="of:=[.D26]/[.B26]-1" office:value-type="float" office:value="-0.304872103193111">
            <text:p>-0.30</text:p>
          </table:table-cell>
          <table:table-cell/>
          <table:table-cell office:value-type="string">
            <text:p>µF review</text:p>
          </table:table-cell>
          <table:table-cell table:style-name="ce3" office:value-type="float" office:value="0.051">
            <text:p>0.051</text:p>
          </table:table-cell>
          <table:table-cell table:style-name="ce3" office:value-type="float" office:value="0.069">
            <text:p>0.069</text:p>
          </table:table-cell>
          <table:table-cell table:style-name="ce3" office:value-type="float" office:value="0.159">
            <text:p>0.159</text:p>
          </table:table-cell>
          <table:table-cell table:style-name="ce8" table:formula="of:=[.B26]/[.M$16]*100" office:value-type="float" office:value="0.110560662909388">
            <text:p>0.11</text:p>
          </table:table-cell>
          <table:table-cell table:style-name="ce8" table:formula="of:=[.D26]/[.N$16]*100" office:value-type="float" office:value="0.132679815873598">
            <text:p>0.13</text:p>
          </table:table-cell>
        </table:table-row>
        <table:table-row table:style-name="ro2">
          <table:table-cell office:value-type="string">
            <text:p>html-mf-species</text:p>
          </table:table-cell>
          <table:table-cell table:style-name="ce3" office:value-type="float" office:value="25158">
            <text:p>25158</text:p>
          </table:table-cell>
          <table:table-cell table:style-name="ce6" table:formula="of:=[.B27]/[.B$30]" office:value-type="percentage" office:value="0.000170133816623919">
            <text:p>0.02%</text:p>
          </table:table-cell>
          <table:table-cell table:style-name="ce3" office:value-type="float" office:value="14033">
            <text:p>14033</text:p>
          </table:table-cell>
          <table:table-cell table:formula="of:=[.D27]/[.D$30]" office:value-type="percentage" office:value="0.0000743190581832218">
            <text:p>0.01%</text:p>
          </table:table-cell>
          <table:table-cell table:formula="of:=[.E27]-[.C27]" office:value-type="percentage" office:value="-0.0000958147584406969">
            <text:p>-0.01%</text:p>
          </table:table-cell>
          <table:table-cell table:formula="of:=[.D27]/[.B27]-1" office:value-type="float" office:value="-0.442205262739486">
            <text:p>-0.44</text:p>
          </table:table-cell>
          <table:table-cell/>
          <table:table-cell office:value-type="string">
            <text:p>µF species</text:p>
          </table:table-cell>
          <table:table-cell table:number-columns-repeated="3"/>
          <table:table-cell table:style-name="ce8" table:formula="of:=[.B27]/[.M$16]*100" office:value-type="float" office:value="0.000980535191221907">
            <text:p>0.00</text:p>
          </table:table-cell>
          <table:table-cell table:style-name="ce8" table:formula="of:=[.D27]/[.N$16]*100" office:value-type="float" office:value="0.000944228501957131">
            <text:p>0.00</text:p>
          </table:table-cell>
        </table:table-row>
        <table:table-row table:style-name="ro2">
          <table:table-cell office:value-type="string">
            <text:p>html-mf-hrecipe</text:p>
          </table:table-cell>
          <table:table-cell table:style-name="ce3" office:value-type="float" office:value="115345">
            <text:p>115345</text:p>
          </table:table-cell>
          <table:table-cell table:style-name="ce6" table:formula="of:=[.B28]/[.B$30]" office:value-type="percentage" office:value="0.000780033590845294">
            <text:p>0.08%</text:p>
          </table:table-cell>
          <table:table-cell table:style-name="ce3" office:value-type="float" office:value="422289">
            <text:p>422289</text:p>
          </table:table-cell>
          <table:table-cell table:formula="of:=[.D28]/[.D$30]" office:value-type="percentage" office:value="0.0022364512763582">
            <text:p>0.22%</text:p>
          </table:table-cell>
          <table:table-cell table:formula="of:=[.E28]-[.C28]" office:value-type="percentage" office:value="0.0014564176855129">
            <text:p>0.15%</text:p>
          </table:table-cell>
          <table:table-cell table:formula="of:=[.D28]/[.B28]-1" office:value-type="float" office:value="2.66109497594174">
            <text:p>2.66</text:p>
          </table:table-cell>
          <table:table-cell/>
          <table:table-cell office:value-type="string">
            <text:p>µF recipe</text:p>
          </table:table-cell>
          <table:table-cell table:number-columns-repeated="3"/>
          <table:table-cell table:style-name="ce8" table:formula="of:=[.B28]/[.M$16]*100" office:value-type="float" office:value="0.0044955811921254">
            <text:p>0.00</text:p>
          </table:table-cell>
          <table:table-cell table:style-name="ce8" table:formula="of:=[.D28]/[.N$16]*100" office:value-type="float" office:value="0.0284142599489043">
            <text:p>0.03</text:p>
          </table:table-cell>
        </table:table-row>
        <table:table-row table:style-name="ro2">
          <table:table-cell office:value-type="string">
            <text:p>html-mf-xfn</text:p>
          </table:table-cell>
          <table:table-cell table:style-name="ce3" office:value-type="float" office:value="37526630">
            <text:p>37526630</text:p>
          </table:table-cell>
          <table:table-cell table:style-name="ce6" table:formula="of:=[.B29]/[.B$30]" office:value-type="percentage" office:value="0.253778074049354">
            <text:p>25.38%</text:p>
          </table:table-cell>
          <table:table-cell table:style-name="ce3" office:value-type="float" office:value="26004925">
            <text:p>26004925</text:p>
          </table:table-cell>
          <table:table-cell table:formula="of:=[.D29]/[.D$30]" office:value-type="percentage" office:value="0.137722620546235">
            <text:p>13.77%</text:p>
          </table:table-cell>
          <table:table-cell table:formula="of:=[.E29]-[.C29]" office:value-type="percentage" office:value="-0.116055453503119">
            <text:p>-11.61%</text:p>
          </table:table-cell>
          <table:table-cell table:formula="of:=[.D29]/[.B29]-1" office:value-type="float" office:value="-0.307027436249938">
            <text:p>-0.31</text:p>
          </table:table-cell>
          <table:table-cell/>
          <table:table-cell office:value-type="string">
            <text:p>µF XFN</text:p>
          </table:table-cell>
          <table:table-cell table:style-name="ce3" office:value-type="float" office:value="0.363">
            <text:p>0.363</text:p>
          </table:table-cell>
          <table:table-cell table:style-name="ce3" office:value-type="float" office:value="0.466">
            <text:p>0.466</text:p>
          </table:table-cell>
          <table:table-cell table:style-name="ce3" office:value-type="float" office:value="0.339">
            <text:p>0.339</text:p>
          </table:table-cell>
          <table:table-cell table:style-name="ce8" table:formula="of:=[.B29]/[.M$16]*100" office:value-type="float" office:value="1.46260359817806">
            <text:p>1.46</text:p>
          </table:table-cell>
          <table:table-cell table:style-name="ce8" table:formula="of:=[.D29]/[.N$16]*100" office:value-type="float" office:value="1.74977491457689">
            <text:p>1.75</text:p>
          </table:table-cell>
        </table:table-row>
        <table:table-row table:style-name="ro3">
          <table:table-cell/>
          <table:table-cell table:style-name="ce4" table:formula="of:=SUM([.B19:.B29])" office:value-type="float" office:value="147871837">
            <text:p>147,871,837</text:p>
          </table:table-cell>
          <table:table-cell table:style-name="ce6"/>
          <table:table-cell table:style-name="ce4" table:formula="of:=SUM([.D19:.D29])" office:value-type="float" office:value="188821015">
            <text:p>188,821,015</text:p>
          </table:table-cell>
          <table:table-cell table:number-columns-repeated="2"/>
          <table:table-cell table:formula="of:=[.D30]/[.B30]-1" office:value-type="float" office:value="0.276923441479935">
            <text:p>0.28</text:p>
          </table:table-cell>
          <table:table-cell table:number-columns-repeated="7"/>
        </table:table-row>
        <table:table-row table:style-name="ro3">
          <table:table-cell/>
          <table:table-cell table:style-name="ce4"/>
          <table:table-cell table:number-columns-repeated="12"/>
        </table:table-row>
        <table:table-row table:style-name="ro3">
          <table:table-cell table:style-name="ce2" office:value-type="string">
            <text:p>Entities</text:p>
          </table:table-cell>
          <table:table-cell table:style-name="ce1"/>
          <table:table-cell table:style-name="ce5"/>
          <table:table-cell table:style-name="ce1"/>
          <table:table-cell table:number-columns-repeated="10"/>
        </table:table-row>
        <table:table-row table:style-name="ro3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n(2012)/n(2010) – 1</text:p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>
            <text:p>html-rdfa</text:p>
          </table:table-cell>
          <table:table-cell table:style-name="ce3" office:value-type="float" office:value="26583558">
            <text:p>26583558</text:p>
          </table:table-cell>
          <table:table-cell table:style-name="ce6" table:formula="of:=[.B34]/[.B$45]" office:value-type="percentage" office:value="0.0171849873632907">
            <text:p>1.72%</text:p>
          </table:table-cell>
          <table:table-cell table:style-name="ce3" office:value-type="float" office:value="49370729">
            <text:p>49370729</text:p>
          </table:table-cell>
          <table:table-cell table:formula="of:=[.D34]/[.D$45]" office:value-type="percentage" office:value="0.0403829485704798">
            <text:p>4.04%</text:p>
          </table:table-cell>
          <table:table-cell table:formula="of:=[.E34]-[.C34]" office:value-type="percentage" office:value="0.0231979612071892">
            <text:p>2.32%</text:p>
          </table:table-cell>
          <table:table-cell table:formula="of:=[.D34]/[.B34]-1" office:value-type="float" office:value="0.857190410704241">
            <text:p>0.86</text:p>
          </table:table-cell>
          <table:table-cell table:number-columns-repeated="7"/>
        </table:table-row>
        <table:table-row table:style-name="ro3">
          <table:table-cell office:value-type="string">
            <text:p>html-microdata</text:p>
          </table:table-cell>
          <table:table-cell table:style-name="ce3" office:value-type="float" office:value="346411">
            <text:p>346411</text:p>
          </table:table-cell>
          <table:table-cell table:style-name="ce6" table:formula="of:=[.B35]/[.B$45]" office:value-type="percentage" office:value="0.00022393799421074">
            <text:p>0.02%</text:p>
          </table:table-cell>
          <table:table-cell table:style-name="ce3" office:value-type="float" office:value="90526013">
            <text:p>90526013</text:p>
          </table:table-cell>
          <table:table-cell table:formula="of:=[.D35]/[.D$45]" office:value-type="percentage" office:value="0.0740460471480903">
            <text:p>7.40%</text:p>
          </table:table-cell>
          <table:table-cell table:formula="of:=[.E35]-[.C35]" office:value-type="percentage" office:value="0.0738221091538795">
            <text:p>7.38%</text:p>
          </table:table-cell>
          <table:table-cell table:formula="of:=[.D35]/[.B35]-1" office:value-type="float" office:value="260.325457332475">
            <text:p>260.33</text:p>
          </table:table-cell>
          <table:table-cell table:number-columns-repeated="7"/>
        </table:table-row>
        <table:table-row table:style-name="ro3">
          <table:table-cell office:value-type="string">
            <text:p>html-mf-geo</text:p>
          </table:table-cell>
          <table:table-cell table:style-name="ce3" office:value-type="float" office:value="7326516">
            <text:p>7326516</text:p>
          </table:table-cell>
          <table:table-cell table:style-name="ce6" table:formula="of:=[.B36]/[.B$45]" office:value-type="percentage" office:value="0.00473623902703117">
            <text:p>0.47%</text:p>
          </table:table-cell>
          <table:table-cell table:style-name="ce3" office:value-type="float" office:value="4787126">
            <text:p>4787126</text:p>
          </table:table-cell>
          <table:table-cell table:formula="of:=[.D36]/[.D$45]" office:value-type="percentage" office:value="0.00391564530186311">
            <text:p>0.39%</text:p>
          </table:table-cell>
          <table:table-cell table:formula="of:=[.E36]-[.C36]" office:value-type="percentage" office:value="-0.000820593725168063">
            <text:p>-0.08%</text:p>
          </table:table-cell>
          <table:table-cell table:formula="of:=[.D36]/[.B36]-1" office:value-type="float" office:value="-0.346602668990281">
            <text:p>-0.35</text:p>
          </table:table-cell>
          <table:table-cell table:number-columns-repeated="7"/>
        </table:table-row>
        <table:table-row table:style-name="ro3">
          <table:table-cell office:value-type="string">
            <text:p>html-mf-hcalendar</text:p>
          </table:table-cell>
          <table:table-cell table:style-name="ce3" office:value-type="float" office:value="21289402">
            <text:p>21289402</text:p>
          </table:table-cell>
          <table:table-cell table:style-name="ce6" table:formula="of:=[.B37]/[.B$45]" office:value-type="percentage" office:value="0.0137625709975322">
            <text:p>1.38%</text:p>
          </table:table-cell>
          <table:table-cell table:style-name="ce3" office:value-type="float" office:value="27165545">
            <text:p>27165545</text:p>
          </table:table-cell>
          <table:table-cell table:formula="of:=[.D37]/[.D$45]" office:value-type="percentage" office:value="0.0222201460023824">
            <text:p>2.22%</text:p>
          </table:table-cell>
          <table:table-cell table:formula="of:=[.E37]-[.C37]" office:value-type="percentage" office:value="0.00845757500485023">
            <text:p>0.85%</text:p>
          </table:table-cell>
          <table:table-cell table:formula="of:=[.D37]/[.B37]-1" office:value-type="float" office:value="0.276012590677747">
            <text:p>0.28</text:p>
          </table:table-cell>
          <table:table-cell table:number-columns-repeated="7"/>
        </table:table-row>
        <table:table-row table:style-name="ro3">
          <table:table-cell office:value-type="string">
            <text:p>html-mf-hcard</text:p>
          </table:table-cell>
          <table:table-cell table:style-name="ce3" office:value-type="float" office:value="973170050">
            <text:p>973170050</text:p>
          </table:table-cell>
          <table:table-cell table:style-name="ce6" table:formula="of:=[.B38]/[.B$45]" office:value-type="percentage" office:value="0.629107473558766">
            <text:p>62.91%</text:p>
          </table:table-cell>
          <table:table-cell table:style-name="ce3" office:value-type="float" office:value="865633059">
            <text:p>865633059</text:p>
          </table:table-cell>
          <table:table-cell table:formula="of:=[.D38]/[.D$45]" office:value-type="percentage" office:value="0.708047379703551">
            <text:p>70.80%</text:p>
          </table:table-cell>
          <table:table-cell table:formula="of:=[.E38]-[.C38]" office:value-type="percentage" office:value="0.078939906144785">
            <text:p>7.89%</text:p>
          </table:table-cell>
          <table:table-cell table:formula="of:=[.D38]/[.B38]-1" office:value-type="float" office:value="-0.110501747356487">
            <text:p>-0.11</text:p>
          </table:table-cell>
          <table:table-cell table:number-columns-repeated="7"/>
        </table:table-row>
        <table:table-row table:style-name="ro3">
          <table:table-cell office:value-type="string">
            <text:p>html-mf-hlisting</text:p>
          </table:table-cell>
          <table:table-cell table:style-name="ce3" office:value-type="float" office:value="25660498">
            <text:p>25660498</text:p>
          </table:table-cell>
          <table:table-cell table:style-name="ce6" table:formula="of:=[.B39]/[.B$45]" office:value-type="percentage" office:value="0.016588273618819">
            <text:p>1.66%</text:p>
          </table:table-cell>
          <table:table-cell table:style-name="ce3" office:value-type="float" office:value="8252632">
            <text:p>8252632</text:p>
          </table:table-cell>
          <table:table-cell table:formula="of:=[.D39]/[.D$45]" office:value-type="percentage" office:value="0.00675026722062573">
            <text:p>0.68%</text:p>
          </table:table-cell>
          <table:table-cell table:formula="of:=[.E39]-[.C39]" office:value-type="percentage" office:value="-0.00983800639819328">
            <text:p>-0.98%</text:p>
          </table:table-cell>
          <table:table-cell table:formula="of:=[.D39]/[.B39]-1" office:value-type="float" office:value="-0.678391588503076">
            <text:p>-0.68</text:p>
          </table:table-cell>
          <table:table-cell table:number-columns-repeated="7"/>
        </table:table-row>
        <table:table-row table:style-name="ro3">
          <table:table-cell office:value-type="string">
            <text:p>html-mf-hresume</text:p>
          </table:table-cell>
          <table:table-cell table:style-name="ce3" office:value-type="float" office:value="1501009">
            <text:p>1501009</text:p>
          </table:table-cell>
          <table:table-cell table:style-name="ce6" table:formula="of:=[.B40]/[.B$45]" office:value-type="percentage" office:value="0.00097032988199644">
            <text:p>0.10%</text:p>
          </table:table-cell>
          <table:table-cell table:style-name="ce3" office:value-type="float" office:value="92346">
            <text:p>92346</text:p>
          </table:table-cell>
          <table:table-cell table:formula="of:=[.D40]/[.D$45]" office:value-type="percentage" office:value="0.0000755347114418653">
            <text:p>0.01%</text:p>
          </table:table-cell>
          <table:table-cell table:formula="of:=[.E40]-[.C40]" office:value-type="percentage" office:value="-0.000894795170554575">
            <text:p>-0.09%</text:p>
          </table:table-cell>
          <table:table-cell table:formula="of:=[.D40]/[.B40]-1" office:value-type="float" office:value="-0.938477384212886">
            <text:p>-0.94</text:p>
          </table:table-cell>
          <table:table-cell table:number-columns-repeated="7"/>
        </table:table-row>
        <table:table-row table:style-name="ro3">
          <table:table-cell office:value-type="string">
            <text:p>html-mf-hreview</text:p>
          </table:table-cell>
          <table:table-cell table:style-name="ce3" office:value-type="float" office:value="8234850">
            <text:p>8234850</text:p>
          </table:table-cell>
          <table:table-cell table:style-name="ce6" table:formula="of:=[.B41]/[.B$45]" office:value-type="percentage" office:value="0.00532343312315808">
            <text:p>0.53%</text:p>
          </table:table-cell>
          <table:table-cell table:style-name="ce3" office:value-type="float" office:value="7809088">
            <text:p>7809088</text:p>
          </table:table-cell>
          <table:table-cell table:formula="of:=[.D41]/[.D$45]" office:value-type="percentage" office:value="0.00638746896134248">
            <text:p>0.64%</text:p>
          </table:table-cell>
          <table:table-cell table:formula="of:=[.E41]-[.C41]" office:value-type="percentage" office:value="0.0010640358381844">
            <text:p>0.11%</text:p>
          </table:table-cell>
          <table:table-cell table:formula="of:=[.D41]/[.B41]-1" office:value-type="float" office:value="-0.0517024596683607">
            <text:p>-0.05</text:p>
          </table:table-cell>
          <table:table-cell table:number-columns-repeated="7"/>
        </table:table-row>
        <table:table-row table:style-name="ro3">
          <table:table-cell office:value-type="string">
            <text:p>html-mf-species</text:p>
          </table:table-cell>
          <table:table-cell table:style-name="ce3" office:value-type="float" office:value="152621">
            <text:p>152621</text:p>
          </table:table-cell>
          <table:table-cell table:style-name="ce6" table:formula="of:=[.B42]/[.B$45]" office:value-type="percentage" office:value="0.0000986621112332962">
            <text:p>0.01%</text:p>
          </table:table-cell>
          <table:table-cell table:style-name="ce3" office:value-type="float" office:value="139631">
            <text:p>139631</text:p>
          </table:table-cell>
          <table:table-cell table:formula="of:=[.D42]/[.D$45]" office:value-type="percentage" office:value="0.000114211631184232">
            <text:p>0.01%</text:p>
          </table:table-cell>
          <table:table-cell table:formula="of:=[.E42]-[.C42]" office:value-type="percentage" office:value="0.0000155495199509358">
            <text:p>0.00%</text:p>
          </table:table-cell>
          <table:table-cell table:formula="of:=[.D42]/[.B42]-1" office:value-type="float" office:value="-0.0851127957489467">
            <text:p>-0.09</text:p>
          </table:table-cell>
          <table:table-cell table:number-columns-repeated="7"/>
        </table:table-row>
        <table:table-row table:style-name="ro3">
          <table:table-cell office:value-type="string">
            <text:p>html-mf-hrecipe</text:p>
          </table:table-cell>
          <table:table-cell table:style-name="ce3" office:value-type="float" office:value="695838">
            <text:p>695838</text:p>
          </table:table-cell>
          <table:table-cell table:style-name="ce6" table:formula="of:=[.B43]/[.B$45]" office:value-type="percentage" office:value="0.000449825686873722">
            <text:p>0.04%</text:p>
          </table:table-cell>
          <table:table-cell table:style-name="ce3" office:value-type="float" office:value="5516036">
            <text:p>5516036</text:p>
          </table:table-cell>
          <table:table-cell table:formula="of:=[.D43]/[.D$45]" office:value-type="percentage" office:value="0.00451185961019363">
            <text:p>0.45%</text:p>
          </table:table-cell>
          <table:table-cell table:formula="of:=[.E43]-[.C43]" office:value-type="percentage" office:value="0.00406203392331991">
            <text:p>0.41%</text:p>
          </table:table-cell>
          <table:table-cell table:formula="of:=[.D43]/[.B43]-1" office:value-type="float" office:value="6.92718420092033">
            <text:p>6.93</text:p>
          </table:table-cell>
          <table:table-cell table:number-columns-repeated="7"/>
        </table:table-row>
        <table:table-row table:style-name="ro3">
          <table:table-cell office:value-type="string">
            <text:p>html-mf-xfn</text:p>
          </table:table-cell>
          <table:table-cell table:style-name="ce3" office:value-type="float" office:value="481945127">
            <text:p>481945127</text:p>
          </table:table-cell>
          <table:table-cell table:style-name="ce6" table:formula="of:=[.B44]/[.B$45]" office:value-type="percentage" office:value="0.311554266637088">
            <text:p>31.16%</text:p>
          </table:table-cell>
          <table:table-cell table:style-name="ce3" office:value-type="float" office:value="163271544">
            <text:p>163271544</text:p>
          </table:table-cell>
          <table:table-cell table:formula="of:=[.D44]/[.D$45]" office:value-type="percentage" office:value="0.133548491138845">
            <text:p>13.35%</text:p>
          </table:table-cell>
          <table:table-cell table:formula="of:=[.E44]-[.C44]" office:value-type="percentage" office:value="-0.178005775498243">
            <text:p>-17.80%</text:p>
          </table:table-cell>
          <table:table-cell table:formula="of:=[.D44]/[.B44]-1" office:value-type="float" office:value="-0.661223789072568">
            <text:p>-0.66</text:p>
          </table:table-cell>
          <table:table-cell table:number-columns-repeated="7"/>
        </table:table-row>
        <table:table-row table:style-name="ro3">
          <table:table-cell/>
          <table:table-cell table:style-name="ce4" table:formula="of:=SUM([.B34:.B44])" office:value-type="float" office:value="1546905880">
            <text:p>1,546,905,880</text:p>
          </table:table-cell>
          <table:table-cell table:style-name="ce6"/>
          <table:table-cell table:style-name="ce4" table:formula="of:=SUM([.D34:.D44])" office:value-type="float" office:value="1222563749">
            <text:p>1,222,563,749</text:p>
          </table:table-cell>
          <table:table-cell table:number-columns-repeated="2"/>
          <table:table-cell table:formula="of:=[.D45]/[.B45]-1" office:value-type="float" office:value="-0.209671535413648">
            <text:p>-0.21</text:p>
          </table:table-cell>
          <table:table-cell table:number-columns-repeated="7"/>
        </table:table-row>
        <table:table-row table:style-name="ro3">
          <table:table-cell/>
          <table:table-cell table:style-name="ce4"/>
          <table:table-cell table:number-columns-repeated="12"/>
        </table:table-row>
        <table:table-row table:style-name="ro3">
          <table:table-cell table:style-name="ce1" office:value-type="string">
            <text:p>Triples</text:p>
          </table:table-cell>
          <table:table-cell/>
          <table:table-cell table:style-name="ce5"/>
          <table:table-cell table:style-name="ce1"/>
          <table:table-cell table:number-columns-repeated="10"/>
        </table:table-row>
        <table:table-row table:style-name="ro3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n(2012)/n(2010) – 1</text:p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 office:value-type="string">
            <text:p>html-rdfa</text:p>
          </table:table-cell>
          <table:table-cell table:style-name="ce3" office:value-type="float" office:value="293542991">
            <text:p>293542991</text:p>
          </table:table-cell>
          <table:table-cell table:style-name="ce6" table:formula="of:=[.B49]/[.B$60]" office:value-type="percentage" office:value="0.0565236631693185">
            <text:p>5.65%</text:p>
          </table:table-cell>
          <table:table-cell table:style-name="ce3" office:value-type="float" office:value="456169126">
            <text:p>456169126</text:p>
          </table:table-cell>
          <table:table-cell table:formula="of:=[.D49]/[.D$60]" office:value-type="percentage" office:value="0.138474406211884">
            <text:p>13.85%</text:p>
          </table:table-cell>
          <table:table-cell table:formula="of:=[.E49]-[.C49]" office:value-type="percentage" office:value="0.0819507430425658">
            <text:p>8.20%</text:p>
          </table:table-cell>
          <table:table-cell table:formula="of:=[.D49]/[.B49]-1" office:value-type="float" office:value="0.55401130323701">
            <text:p>0.55</text:p>
          </table:table-cell>
          <table:table-cell table:number-columns-repeated="7"/>
        </table:table-row>
        <table:table-row table:style-name="ro3">
          <table:table-cell office:value-type="string">
            <text:p>html-microdata</text:p>
          </table:table-cell>
          <table:table-cell table:style-name="ce3" office:value-type="float" office:value="1197115">
            <text:p>1197115</text:p>
          </table:table-cell>
          <table:table-cell table:style-name="ce6" table:formula="of:=[.B50]/[.B$60]" office:value-type="percentage" office:value="0.000230512487470493">
            <text:p>0.02%</text:p>
          </table:table-cell>
          <table:table-cell table:style-name="ce3" office:value-type="float" office:value="404413915">
            <text:p>404413915</text:p>
          </table:table-cell>
          <table:table-cell table:formula="of:=[.D50]/[.D$60]" office:value-type="percentage" office:value="0.122763627680161">
            <text:p>12.28%</text:p>
          </table:table-cell>
          <table:table-cell table:formula="of:=[.E50]-[.C50]" office:value-type="percentage" office:value="0.12253311519269">
            <text:p>12.25%</text:p>
          </table:table-cell>
          <table:table-cell table:formula="of:=[.D50]/[.B50]-1" office:value-type="float" office:value="336.823780505632">
            <text:p>336.82</text:p>
          </table:table-cell>
          <table:table-cell table:number-columns-repeated="7"/>
        </table:table-row>
        <table:table-row table:style-name="ro3">
          <table:table-cell office:value-type="string">
            <text:p>html-mf-geo</text:p>
          </table:table-cell>
          <table:table-cell table:style-name="ce3" office:value-type="float" office:value="28831795">
            <text:p>28831795</text:p>
          </table:table-cell>
          <table:table-cell table:style-name="ce6" table:formula="of:=[.B51]/[.B$60]" office:value-type="percentage" office:value="0.005551754663244">
            <text:p>0.56%</text:p>
          </table:table-cell>
          <table:table-cell table:style-name="ce3" office:value-type="float" office:value="11222766">
            <text:p>11222766</text:p>
          </table:table-cell>
          <table:table-cell table:formula="of:=[.D51]/[.D$60]" office:value-type="percentage" office:value="0.00340677562186644">
            <text:p>0.34%</text:p>
          </table:table-cell>
          <table:table-cell table:formula="of:=[.E51]-[.C51]" office:value-type="percentage" office:value="-0.00214497904137755">
            <text:p>-0.21%</text:p>
          </table:table-cell>
          <table:table-cell table:formula="of:=[.D51]/[.B51]-1" office:value-type="float" office:value="-0.610750353906165">
            <text:p>-0.61</text:p>
          </table:table-cell>
          <table:table-cell table:number-columns-repeated="7"/>
        </table:table-row>
        <table:table-row table:style-name="ro3">
          <table:table-cell office:value-type="string">
            <text:p>html-mf-hcalendar</text:p>
          </table:table-cell>
          <table:table-cell table:style-name="ce3" office:value-type="float" office:value="65727393">
            <text:p>65727393</text:p>
          </table:table-cell>
          <table:table-cell table:style-name="ce6" table:formula="of:=[.B52]/[.B$60]" office:value-type="percentage" office:value="0.01265624844345">
            <text:p>1.27%</text:p>
          </table:table-cell>
          <table:table-cell table:style-name="ce3" office:value-type="float" office:value="65547870">
            <text:p>65547870</text:p>
          </table:table-cell>
          <table:table-cell table:formula="of:=[.D52]/[.D$60]" office:value-type="percentage" office:value="0.0198976692182008">
            <text:p>1.99%</text:p>
          </table:table-cell>
          <table:table-cell table:formula="of:=[.E52]-[.C52]" office:value-type="percentage" office:value="0.00724142077475079">
            <text:p>0.72%</text:p>
          </table:table-cell>
          <table:table-cell table:formula="of:=[.D52]/[.B52]-1" office:value-type="float" office:value="-0.00273132695221912">
            <text:p>0.00</text:p>
          </table:table-cell>
          <table:table-cell table:number-columns-repeated="7"/>
        </table:table-row>
        <table:table-row table:style-name="ro3">
          <table:table-cell office:value-type="string">
            <text:p>html-mf-hcard</text:p>
          </table:table-cell>
          <table:table-cell table:style-name="ce3" office:value-type="float" office:value="3226066019">
            <text:p>3226066019</text:p>
          </table:table-cell>
          <table:table-cell table:style-name="ce6" table:formula="of:=[.B53]/[.B$60]" office:value-type="percentage" office:value="0.621200555321521">
            <text:p>62.12%</text:p>
          </table:table-cell>
          <table:table-cell table:style-name="ce3" office:value-type="float" office:value="1837847772">
            <text:p>1837847772</text:p>
          </table:table-cell>
          <table:table-cell table:formula="of:=[.D53]/[.D$60]" office:value-type="percentage" office:value="0.557895886482099">
            <text:p>55.79%</text:p>
          </table:table-cell>
          <table:table-cell table:formula="of:=[.E53]-[.C53]" office:value-type="percentage" office:value="-0.0633046688394214">
            <text:p>-6.33%</text:p>
          </table:table-cell>
          <table:table-cell table:formula="of:=[.D53]/[.B53]-1" office:value-type="float" office:value="-0.430313031048978">
            <text:p>-0.43</text:p>
          </table:table-cell>
          <table:table-cell table:number-columns-repeated="7"/>
        </table:table-row>
        <table:table-row table:style-name="ro3">
          <table:table-cell office:value-type="string">
            <text:p>html-mf-hlisting</text:p>
          </table:table-cell>
          <table:table-cell table:style-name="ce3" office:value-type="float" office:value="88146122">
            <text:p>88146122</text:p>
          </table:table-cell>
          <table:table-cell table:style-name="ce6" table:formula="of:=[.B54]/[.B$60]" office:value-type="percentage" office:value="0.0169731244225472">
            <text:p>1.70%</text:p>
          </table:table-cell>
          <table:table-cell table:style-name="ce3" office:value-type="float" office:value="20703189">
            <text:p>20703189</text:p>
          </table:table-cell>
          <table:table-cell table:formula="of:=[.D54]/[.D$60]" office:value-type="percentage" office:value="0.00628464672435419">
            <text:p>0.63%</text:p>
          </table:table-cell>
          <table:table-cell table:formula="of:=[.E54]-[.C54]" office:value-type="percentage" office:value="-0.010688477698193">
            <text:p>-1.07%</text:p>
          </table:table-cell>
          <table:table-cell table:formula="of:=[.D54]/[.B54]-1" office:value-type="float" office:value="-0.765126490760422">
            <text:p>-0.77</text:p>
          </table:table-cell>
          <table:table-cell table:number-columns-repeated="7"/>
        </table:table-row>
        <table:table-row table:style-name="ro3">
          <table:table-cell office:value-type="string">
            <text:p>html-mf-hresume</text:p>
          </table:table-cell>
          <table:table-cell table:style-name="ce3" office:value-type="float" office:value="12640527">
            <text:p>12640527</text:p>
          </table:table-cell>
          <table:table-cell table:style-name="ce6" table:formula="of:=[.B55]/[.B$60]" office:value-type="percentage" office:value="0.00243401788609109">
            <text:p>0.24%</text:p>
          </table:table-cell>
          <table:table-cell table:style-name="ce3" office:value-type="float" office:value="432363">
            <text:p>432363</text:p>
          </table:table-cell>
          <table:table-cell table:formula="of:=[.D55]/[.D$60]" office:value-type="percentage" office:value="0.000131247833929447">
            <text:p>0.01%</text:p>
          </table:table-cell>
          <table:table-cell table:formula="of:=[.E55]-[.C55]" office:value-type="percentage" office:value="-0.00230277005216164">
            <text:p>-0.23%</text:p>
          </table:table-cell>
          <table:table-cell table:formula="of:=[.D55]/[.B55]-1" office:value-type="float" office:value="-0.965795492545524">
            <text:p>-0.97</text:p>
          </table:table-cell>
          <table:table-cell table:number-columns-repeated="7"/>
        </table:table-row>
        <table:table-row table:style-name="ro3">
          <table:table-cell office:value-type="string">
            <text:p>html-mf-hreview</text:p>
          </table:table-cell>
          <table:table-cell table:style-name="ce3" office:value-type="float" office:value="84411951">
            <text:p>84411951</text:p>
          </table:table-cell>
          <table:table-cell table:style-name="ce6" table:formula="of:=[.B56]/[.B$60]" office:value-type="percentage" office:value="0.0162540848600572">
            <text:p>1.63%</text:p>
          </table:table-cell>
          <table:table-cell table:style-name="ce3" office:value-type="float" office:value="50475411">
            <text:p>50475411</text:p>
          </table:table-cell>
          <table:table-cell table:formula="of:=[.D56]/[.D$60]" office:value-type="percentage" office:value="0.0153222832676445">
            <text:p>1.53%</text:p>
          </table:table-cell>
          <table:table-cell table:formula="of:=[.E56]-[.C56]" office:value-type="percentage" office:value="-0.00093180159241274">
            <text:p>-0.09%</text:p>
          </table:table-cell>
          <table:table-cell table:formula="of:=[.D56]/[.B56]-1" office:value-type="float" office:value="-0.402034778227078">
            <text:p>-0.40</text:p>
          </table:table-cell>
          <table:table-cell table:number-columns-repeated="7"/>
        </table:table-row>
        <table:table-row table:style-name="ro3">
          <table:table-cell office:value-type="string">
            <text:p>html-mf-species</text:p>
          </table:table-cell>
          <table:table-cell table:style-name="ce3" office:value-type="float" office:value="391911">
            <text:p>391911</text:p>
          </table:table-cell>
          <table:table-cell table:style-name="ce6" table:formula="of:=[.B57]/[.B$60]" office:value-type="percentage" office:value="0.0000754650801945081">
            <text:p>0.01%</text:p>
          </table:table-cell>
          <table:table-cell table:style-name="ce3" office:value-type="float" office:value="224847">
            <text:p>224847</text:p>
          </table:table-cell>
          <table:table-cell table:formula="of:=[.D57]/[.D$60]" office:value-type="percentage" office:value="0.0000682544105659696">
            <text:p>0.01%</text:p>
          </table:table-cell>
          <table:table-cell table:formula="of:=[.E57]-[.C57]" office:value-type="percentage" office:value="-0.00000721066962853846">
            <text:p>-0.00%</text:p>
          </table:table-cell>
          <table:table-cell table:formula="of:=[.D57]/[.B57]-1" office:value-type="float" office:value="-0.426280456532223">
            <text:p>-0.43</text:p>
          </table:table-cell>
          <table:table-cell table:number-columns-repeated="7"/>
        </table:table-row>
        <table:table-row table:style-name="ro3">
          <table:table-cell office:value-type="string">
            <text:p>html-mf-hrecipe</text:p>
          </table:table-cell>
          <table:table-cell table:style-name="ce3" office:value-type="float" office:value="1228925">
            <text:p>1228925</text:p>
          </table:table-cell>
          <table:table-cell table:style-name="ce6" table:formula="of:=[.B58]/[.B$60]" office:value-type="percentage" office:value="0.000236637715394658">
            <text:p>0.02%</text:p>
          </table:table-cell>
          <table:table-cell table:style-name="ce3" office:value-type="float" office:value="5513030">
            <text:p>5513030</text:p>
          </table:table-cell>
          <table:table-cell table:formula="of:=[.D58]/[.D$60]" office:value-type="percentage" office:value="0.0016735318375718">
            <text:p>0.17%</text:p>
          </table:table-cell>
          <table:table-cell table:formula="of:=[.E58]-[.C58]" office:value-type="percentage" office:value="0.00143689412217715">
            <text:p>0.14%</text:p>
          </table:table-cell>
          <table:table-cell table:formula="of:=[.D58]/[.B58]-1" office:value-type="float" office:value="3.48605895396383">
            <text:p>3.49</text:p>
          </table:table-cell>
          <table:table-cell table:number-columns-repeated="7"/>
        </table:table-row>
        <table:table-row table:style-name="ro3">
          <table:table-cell office:value-type="string">
            <text:p>html-mf-xfn</text:p>
          </table:table-cell>
          <table:table-cell table:style-name="ce3" office:value-type="float" office:value="1391091386">
            <text:p>1391091386</text:p>
          </table:table-cell>
          <table:table-cell table:style-name="ce6" table:formula="of:=[.B59]/[.B$60]" office:value-type="percentage" office:value="0.267863935950712">
            <text:p>26.79%</text:p>
          </table:table-cell>
          <table:table-cell table:style-name="ce3" office:value-type="float" office:value="441698363">
            <text:p>441698363</text:p>
          </table:table-cell>
          <table:table-cell table:formula="of:=[.D59]/[.D$60]" office:value-type="percentage" office:value="0.134081670711723">
            <text:p>13.41%</text:p>
          </table:table-cell>
          <table:table-cell table:formula="of:=[.E59]-[.C59]" office:value-type="percentage" office:value="-0.133782265238989">
            <text:p>-13.38%</text:p>
          </table:table-cell>
          <table:table-cell table:formula="of:=[.D59]/[.B59]-1" office:value-type="float" office:value="-0.682480700085365">
            <text:p>-0.68</text:p>
          </table:table-cell>
          <table:table-cell table:number-columns-repeated="7"/>
        </table:table-row>
        <table:table-row table:style-name="ro3">
          <table:table-cell/>
          <table:table-cell table:style-name="ce4" table:formula="of:=SUM([.B49:.B59])" office:value-type="float" office:value="5193276135">
            <text:p>5,193,276,135</text:p>
          </table:table-cell>
          <table:table-cell/>
          <table:table-cell table:style-name="ce4" table:formula="of:=SUM([.D49:.D59])" office:value-type="float" office:value="3294248652">
            <text:p>3,294,248,652</text:p>
          </table:table-cell>
          <table:table-cell table:number-columns-repeated="10"/>
        </table:table-row>
        <table:table-row table:style-name="ro1" table:number-rows-repeated="10485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default-cell-style-name="Default"/>
        <table:table-column table:style-name="co3" table:visibility="collapse" table:number-columns-repeated="2" table:default-cell-style-name="ce7"/>
        <table:table-column table:style-name="co3" table:default-cell-style-name="ce8"/>
        <table:table-column table:style-name="co1" table:default-cell-style-name="Default"/>
        <table:table-row table:style-name="ro4">
          <table:table-cell table:style-name="ce1" office:value-type="string">
            <text:p>Domains with Triples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3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Δ</text:p>
          </table:table-cell>
          <table:table-cell table:style-name="ce1"/>
        </table:table-row>
        <table:table-row table:style-name="ro3">
          <table:table-cell office:value-type="string">
            <text:p>html-rdfa</text:p>
          </table:table-cell>
          <table:table-cell table:style-name="ce3" office:value-type="float" office:value="537820">
            <text:p>537820</text:p>
          </table:table-cell>
          <table:table-cell table:style-name="ce6" table:formula="of:=[.B3]/[.B$14]" office:value-type="percentage" office:value="0.0281375953630465">
            <text:p>2.81%</text:p>
          </table:table-cell>
          <table:table-cell table:style-name="ce3" office:value-type="float" office:value="16976232">
            <text:p>16976232</text:p>
          </table:table-cell>
          <table:table-cell table:formula="of:=[.D3]/[.D$14]" office:value-type="percentage" office:value="0.259539910641581">
            <text:p>25.95%</text:p>
          </table:table-cell>
          <table:table-cell table:formula="of:=[.E3]-[.C3]" office:value-type="percentage" office:value="0.231402315278535">
            <text:p>23.14%</text:p>
          </table:table-cell>
          <table:table-cell table:formula="of:=[.D3]/[.B3]-1" office:value-type="float" office:value="30.5648953181362">
            <text:p>30.56</text:p>
          </table:table-cell>
          <table:table-cell/>
        </table:table-row>
        <table:table-row table:style-name="ro3">
          <table:table-cell office:value-type="string">
            <text:p>html-microdata</text:p>
          </table:table-cell>
          <table:table-cell table:style-name="ce3" office:value-type="float" office:value="3930">
            <text:p>3930</text:p>
          </table:table-cell>
          <table:table-cell table:style-name="ce6" table:formula="of:=[.B4]/[.B$14]" office:value-type="percentage" office:value="0.000205609218282646">
            <text:p>0.02%</text:p>
          </table:table-cell>
          <table:table-cell table:style-name="ce3" office:value-type="float" office:value="3952674">
            <text:p>3952674</text:p>
          </table:table-cell>
          <table:table-cell table:formula="of:=[.D4]/[.D$14]" office:value-type="percentage" office:value="0.0604301741844304">
            <text:p>6.04%</text:p>
          </table:table-cell>
          <table:table-cell table:formula="of:=[.E4]-[.C4]" office:value-type="percentage" office:value="0.0602245649661477">
            <text:p>6.02%</text:p>
          </table:table-cell>
          <table:table-cell table:formula="of:=[.D4]/[.B4]-1" office:value-type="float" office:value="1004.76946564886">
            <text:p>1004.77</text:p>
          </table:table-cell>
          <table:table-cell/>
        </table:table-row>
        <table:table-row table:style-name="ro3">
          <table:table-cell office:value-type="string">
            <text:p>html-mf-geo</text:p>
          </table:table-cell>
          <table:table-cell table:style-name="ce3" office:value-type="float" office:value="244838">
            <text:p>244838</text:p>
          </table:table-cell>
          <table:table-cell table:style-name="ce6" table:formula="of:=[.B5]/[.B$14]" office:value-type="percentage" office:value="0.0128094019811416">
            <text:p>1.28%</text:p>
          </table:table-cell>
          <table:table-cell table:style-name="ce3" office:value-type="float" office:value="897080">
            <text:p>897080</text:p>
          </table:table-cell>
          <table:table-cell table:formula="of:=[.D5]/[.D$14]" office:value-type="percentage" office:value="0.0137149435185823">
            <text:p>1.37%</text:p>
          </table:table-cell>
          <table:table-cell table:formula="of:=[.E5]-[.C5]" office:value-type="percentage" office:value="0.000905541537440699">
            <text:p>0.09%</text:p>
          </table:table-cell>
          <table:table-cell table:formula="of:=[.D5]/[.B5]-1" office:value-type="float" office:value="2.66397372956812">
            <text:p>2.66</text:p>
          </table:table-cell>
          <table:table-cell/>
        </table:table-row>
        <table:table-row table:style-name="ro3">
          <table:table-cell office:value-type="string">
            <text:p>html-mf-hcalendar</text:p>
          </table:table-cell>
          <table:table-cell table:style-name="ce3" office:value-type="float" office:value="226279">
            <text:p>226279</text:p>
          </table:table-cell>
          <table:table-cell table:style-name="ce6" table:formula="of:=[.B6]/[.B$14]" office:value-type="percentage" office:value="0.0118384346828954">
            <text:p>1.18%</text:p>
          </table:table-cell>
          <table:table-cell table:style-name="ce3" office:value-type="float" office:value="629319">
            <text:p>629319</text:p>
          </table:table-cell>
          <table:table-cell table:formula="of:=[.D6]/[.D$14]" office:value-type="percentage" office:value="0.00962129859117436">
            <text:p>0.96%</text:p>
          </table:table-cell>
          <table:table-cell table:formula="of:=[.E6]-[.C6]" office:value-type="percentage" office:value="-0.00221713609172103">
            <text:p>-0.22%</text:p>
          </table:table-cell>
          <table:table-cell table:formula="of:=[.D6]/[.B6]-1" office:value-type="float" office:value="1.78116396130441">
            <text:p>1.78</text:p>
          </table:table-cell>
          <table:table-cell/>
        </table:table-row>
        <table:table-row table:style-name="ro3">
          <table:table-cell office:value-type="string">
            <text:p>html-mf-hcard</text:p>
          </table:table-cell>
          <table:table-cell table:style-name="ce3" office:value-type="float" office:value="12502500">
            <text:p>12502500</text:p>
          </table:table-cell>
          <table:table-cell table:style-name="ce6" table:formula="of:=[.B7]/[.B$14]" office:value-type="percentage" office:value="0.654104135261777">
            <text:p>65.41%</text:p>
          </table:table-cell>
          <table:table-cell table:style-name="ce3" office:value-type="float" office:value="30417192">
            <text:p>30417192</text:p>
          </table:table-cell>
          <table:table-cell table:formula="of:=[.D7]/[.D$14]" office:value-type="percentage" office:value="0.46503106776862">
            <text:p>46.50%</text:p>
          </table:table-cell>
          <table:table-cell table:formula="of:=[.E7]-[.C7]" office:value-type="percentage" office:value="-0.189073067493157">
            <text:p>-18.91%</text:p>
          </table:table-cell>
          <table:table-cell table:formula="of:=[.D7]/[.B7]-1" office:value-type="float" office:value="1.43288878224355">
            <text:p>1.43</text:p>
          </table:table-cell>
          <table:table-cell/>
        </table:table-row>
        <table:table-row table:style-name="ro3">
          <table:table-cell office:value-type="string">
            <text:p>html-mf-hlisting</text:p>
          </table:table-cell>
          <table:table-cell table:style-name="ce3" office:value-type="float" office:value="31871">
            <text:p>31871</text:p>
          </table:table-cell>
          <table:table-cell table:style-name="ce6" table:formula="of:=[.B8]/[.B$14]" office:value-type="percentage" office:value="0.00166742274704484">
            <text:p>0.17%</text:p>
          </table:table-cell>
          <table:table-cell table:style-name="ce3" office:value-type="float" office:value="69569">
            <text:p>69569</text:p>
          </table:table-cell>
          <table:table-cell table:formula="of:=[.D8]/[.D$14]" office:value-type="percentage" office:value="0.00106360068850521">
            <text:p>0.11%</text:p>
          </table:table-cell>
          <table:table-cell table:formula="of:=[.E8]-[.C8]" office:value-type="percentage" office:value="-0.00060382205853963">
            <text:p>-0.06%</text:p>
          </table:table-cell>
          <table:table-cell table:formula="of:=[.D8]/[.B8]-1" office:value-type="float" office:value="1.18283078660852">
            <text:p>1.18</text:p>
          </table:table-cell>
          <table:table-cell/>
        </table:table-row>
        <table:table-row table:style-name="ro3">
          <table:table-cell office:value-type="string">
            <text:p>html-mf-hresume</text:p>
          </table:table-cell>
          <table:table-cell table:style-name="ce3" office:value-type="float" office:value="10419">
            <text:p>10419</text:p>
          </table:table-cell>
          <table:table-cell table:style-name="ce6" table:formula="of:=[.B9]/[.B$14]" office:value-type="percentage" office:value="0.000545099858851626">
            <text:p>0.05%</text:p>
          </table:table-cell>
          <table:table-cell table:style-name="ce3" office:value-type="float" office:value="9890">
            <text:p>9890</text:p>
          </table:table-cell>
          <table:table-cell table:formula="of:=[.D9]/[.D$14]" office:value-type="percentage" office:value="0.000151202558744793">
            <text:p>0.02%</text:p>
          </table:table-cell>
          <table:table-cell table:formula="of:=[.E9]-[.C9]" office:value-type="percentage" office:value="-0.000393897300106833">
            <text:p>-0.04%</text:p>
          </table:table-cell>
          <table:table-cell table:formula="of:=[.D9]/[.B9]-1" office:value-type="float" office:value="-0.0507726269315674">
            <text:p>-0.05</text:p>
          </table:table-cell>
          <table:table-cell/>
        </table:table-row>
        <table:table-row table:style-name="ro3">
          <table:table-cell office:value-type="string">
            <text:p>html-mf-hreview</text:p>
          </table:table-cell>
          <table:table-cell table:style-name="ce3" office:value-type="float" office:value="216331">
            <text:p>216331</text:p>
          </table:table-cell>
          <table:table-cell table:style-name="ce6" table:formula="of:=[.B10]/[.B$14]" office:value-type="percentage" office:value="0.0113179765395173">
            <text:p>1.13%</text:p>
          </table:table-cell>
          <table:table-cell table:style-name="ce3" office:value-type="float" office:value="615681">
            <text:p>615681</text:p>
          </table:table-cell>
          <table:table-cell table:formula="of:=[.D10]/[.D$14]" office:value-type="percentage" office:value="0.00941279500207816">
            <text:p>0.94%</text:p>
          </table:table-cell>
          <table:table-cell table:formula="of:=[.E10]-[.C10]" office:value-type="percentage" office:value="-0.00190518153743918">
            <text:p>-0.19%</text:p>
          </table:table-cell>
          <table:table-cell table:formula="of:=[.D10]/[.B10]-1" office:value-type="float" office:value="1.84601374745182">
            <text:p>1.85</text:p>
          </table:table-cell>
          <table:table-cell/>
        </table:table-row>
        <table:table-row table:style-name="ro3">
          <table:table-cell office:value-type="string">
            <text:p>html-mf-species</text:p>
          </table:table-cell>
          <table:table-cell table:style-name="ce3" office:value-type="float" office:value="3244">
            <text:p>3244</text:p>
          </table:table-cell>
          <table:table-cell table:style-name="ce6" table:formula="of:=[.B11]/[.B$14]" office:value-type="percentage" office:value="0.000169719161350866">
            <text:p>0.02%</text:p>
          </table:table-cell>
          <table:table-cell table:style-name="ce3" office:value-type="float" office:value="4109">
            <text:p>4109</text:p>
          </table:table-cell>
          <table:table-cell table:formula="of:=[.D11]/[.D$14]" office:value-type="percentage" office:value="0.0000628201530720278">
            <text:p>0.01%</text:p>
          </table:table-cell>
          <table:table-cell table:formula="of:=[.E11]-[.C11]" office:value-type="percentage" office:value="-0.000106899008278838">
            <text:p>-0.01%</text:p>
          </table:table-cell>
          <table:table-cell table:formula="of:=[.D11]/[.B11]-1" office:value-type="float" office:value="0.266646115906288">
            <text:p>0.27</text:p>
          </table:table-cell>
          <table:table-cell/>
        </table:table-row>
        <table:table-row table:style-name="ro3">
          <table:table-cell office:value-type="string">
            <text:p>html-mf-hrecipe</text:p>
          </table:table-cell>
          <table:table-cell table:style-name="ce3" office:value-type="float" office:value="13362">
            <text:p>13362</text:p>
          </table:table-cell>
          <table:table-cell table:style-name="ce6" table:formula="of:=[.B12]/[.B$14]" office:value-type="percentage" office:value="0.000699071342160997">
            <text:p>0.07%</text:p>
          </table:table-cell>
          <table:table-cell table:style-name="ce3" office:value-type="float" office:value="127381">
            <text:p>127381</text:p>
          </table:table-cell>
          <table:table-cell table:formula="of:=[.D12]/[.D$14]" office:value-type="percentage" office:value="0.00194745532209004">
            <text:p>0.19%</text:p>
          </table:table-cell>
          <table:table-cell table:formula="of:=[.E12]-[.C12]" office:value-type="percentage" office:value="0.00124838397992904">
            <text:p>0.12%</text:p>
          </table:table-cell>
          <table:table-cell table:formula="of:=[.D12]/[.B12]-1" office:value-type="float" office:value="8.53307888040713">
            <text:p>8.53</text:p>
          </table:table-cell>
          <table:table-cell/>
        </table:table-row>
        <table:table-row table:style-name="ro3">
          <table:table-cell office:value-type="string">
            <text:p>html-mf-xfn</text:p>
          </table:table-cell>
          <table:table-cell table:style-name="ce3" office:value-type="float" office:value="5323335">
            <text:p>5323335</text:p>
          </table:table-cell>
          <table:table-cell table:style-name="ce6" table:formula="of:=[.B13]/[.B$14]" office:value-type="percentage" office:value="0.278505533843931">
            <text:p>27.85%</text:p>
          </table:table-cell>
          <table:table-cell table:style-name="ce3" office:value-type="float" office:value="11709819">
            <text:p>11709819</text:p>
          </table:table-cell>
          <table:table-cell table:formula="of:=[.D13]/[.D$14]" office:value-type="percentage" office:value="0.179024731571122">
            <text:p>17.90%</text:p>
          </table:table-cell>
          <table:table-cell table:formula="of:=[.E13]-[.C13]" office:value-type="percentage" office:value="-0.0994808022728095">
            <text:p>-9.95%</text:p>
          </table:table-cell>
          <table:table-cell table:formula="of:=[.D13]/[.B13]-1" office:value-type="float" office:value="1.19971484041489">
            <text:p>1.20</text:p>
          </table:table-cell>
          <table:table-cell/>
        </table:table-row>
        <table:table-row table:style-name="ro3" table:visibility="collapse">
          <table:table-cell/>
          <table:table-cell table:style-name="ce4" table:formula="of:=SUM([.B3:.B13])" office:value-type="float" office:value="19113929">
            <text:p>19,113,929</text:p>
          </table:table-cell>
          <table:table-cell/>
          <table:table-cell table:style-name="ce4" table:formula="of:=SUM([.D3:.D13])" office:value-type="float" office:value="65408946">
            <text:p>65,408,946</text:p>
          </table:table-cell>
          <table:table-cell table:number-columns-repeated="2"/>
          <table:table-cell table:formula="of:=[.D14]/[.B14]-1" office:value-type="float" office:value="2.42205655362642">
            <text:p>2.42</text:p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1" office:value-type="string">
            <text:p>URLs with Triples</text:p>
          </table:table-cell>
          <table:table-cell/>
          <table:table-cell table:style-name="ce5"/>
          <table:table-cell table:style-name="ce1"/>
          <table:table-cell table:number-columns-repeated="4"/>
        </table:table-row>
        <table:table-row table:style-name="ro3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Δ</text:p>
          </table:table-cell>
          <table:table-cell table:style-name="ce1"/>
        </table:table-row>
        <table:table-row table:style-name="ro3">
          <table:table-cell office:value-type="string">
            <text:p>html-rdfa</text:p>
          </table:table-cell>
          <table:table-cell table:style-name="ce3" office:value-type="float" office:value="14314036">
            <text:p>14314036</text:p>
          </table:table-cell>
          <table:table-cell table:style-name="ce6" table:formula="of:=[.B19]/[.B$30]" office:value-type="percentage" office:value="0.0968002852361941">
            <text:p>9.68%</text:p>
          </table:table-cell>
          <table:table-cell table:style-name="ce3" office:value-type="float" office:value="67901246">
            <text:p>67901246</text:p>
          </table:table-cell>
          <table:table-cell table:formula="of:=[.D19]/[.D$30]" office:value-type="percentage" office:value="0.359606402920777">
            <text:p>35.96%</text:p>
          </table:table-cell>
          <table:table-cell table:formula="of:=[.E19]-[.C19]" office:value-type="percentage" office:value="0.262806117684582">
            <text:p>26.28%</text:p>
          </table:table-cell>
          <table:table-cell table:formula="of:=[.D19]/[.B19]-1" office:value-type="float" office:value="3.74368277402684">
            <text:p>3.74</text:p>
          </table:table-cell>
          <table:table-cell/>
        </table:table-row>
        <table:table-row table:style-name="ro3">
          <table:table-cell office:value-type="string">
            <text:p>html-microdata</text:p>
          </table:table-cell>
          <table:table-cell table:style-name="ce3" office:value-type="float" office:value="56964">
            <text:p>56964</text:p>
          </table:table-cell>
          <table:table-cell table:style-name="ce6" table:formula="of:=[.B20]/[.B$30]" office:value-type="percentage" office:value="0.000385225484146788">
            <text:p>0.04%</text:p>
          </table:table-cell>
          <table:table-cell table:style-name="ce3" office:value-type="float" office:value="26929865">
            <text:p>26929865</text:p>
          </table:table-cell>
          <table:table-cell table:formula="of:=[.D20]/[.D$30]" office:value-type="percentage" office:value="0.142621121912728">
            <text:p>14.26%</text:p>
          </table:table-cell>
          <table:table-cell table:formula="of:=[.E20]-[.C20]" office:value-type="percentage" office:value="0.142235896428581">
            <text:p>14.22%</text:p>
          </table:table-cell>
          <table:table-cell table:formula="of:=[.D20]/[.B20]-1" office:value-type="float" office:value="471.752352362896">
            <text:p>471.75</text:p>
          </table:table-cell>
          <table:table-cell/>
        </table:table-row>
        <table:table-row table:style-name="ro3">
          <table:table-cell office:value-type="string">
            <text:p>html-mf-geo</text:p>
          </table:table-cell>
          <table:table-cell table:style-name="ce3" office:value-type="float" office:value="5051622">
            <text:p>5051622</text:p>
          </table:table-cell>
          <table:table-cell table:style-name="ce6" table:formula="of:=[.B21]/[.B$30]" office:value-type="percentage" office:value="0.0341621643612908">
            <text:p>3.42%</text:p>
          </table:table-cell>
          <table:table-cell table:style-name="ce3" office:value-type="float" office:value="2491933">
            <text:p>2491933</text:p>
          </table:table-cell>
          <table:table-cell table:formula="of:=[.D21]/[.D$30]" office:value-type="percentage" office:value="0.0131973286977617">
            <text:p>1.32%</text:p>
          </table:table-cell>
          <table:table-cell table:formula="of:=[.E21]-[.C21]" office:value-type="percentage" office:value="-0.020964835663529">
            <text:p>-2.10%</text:p>
          </table:table-cell>
          <table:table-cell table:formula="of:=[.D21]/[.B21]-1" office:value-type="float" office:value="-0.50670636084806">
            <text:p>-0.51</text:p>
          </table:table-cell>
          <table:table-cell/>
        </table:table-row>
        <table:table-row table:style-name="ro3">
          <table:table-cell office:value-type="string">
            <text:p>html-mf-hcalendar</text:p>
          </table:table-cell>
          <table:table-cell table:style-name="ce3" office:value-type="float" office:value="2747276">
            <text:p>2747276</text:p>
          </table:table-cell>
          <table:table-cell table:style-name="ce6" table:formula="of:=[.B22]/[.B$30]" office:value-type="percentage" office:value="0.018578764257862">
            <text:p>1.86%</text:p>
          </table:table-cell>
          <table:table-cell table:style-name="ce3" office:value-type="float" office:value="1506379">
            <text:p>1506379</text:p>
          </table:table-cell>
          <table:table-cell table:formula="of:=[.D22]/[.D$30]" office:value-type="percentage" office:value="0.00797781433385474">
            <text:p>0.80%</text:p>
          </table:table-cell>
          <table:table-cell table:formula="of:=[.E22]-[.C22]" office:value-type="percentage" office:value="-0.0106009499240073">
            <text:p>-1.06%</text:p>
          </table:table-cell>
          <table:table-cell table:formula="of:=[.D22]/[.B22]-1" office:value-type="float" office:value="-0.451682684957755">
            <text:p>-0.45</text:p>
          </table:table-cell>
          <table:table-cell/>
        </table:table-row>
        <table:table-row table:style-name="ro3">
          <table:table-cell office:value-type="string">
            <text:p>html-mf-hcard</text:p>
          </table:table-cell>
          <table:table-cell table:style-name="ce3" office:value-type="float" office:value="83583167">
            <text:p>83583167</text:p>
          </table:table-cell>
          <table:table-cell table:style-name="ce6" table:formula="of:=[.B23]/[.B$30]" office:value-type="percentage" office:value="0.565240607648636">
            <text:p>56.52%</text:p>
          </table:table-cell>
          <table:table-cell table:style-name="ce3" office:value-type="float" office:value="61360686">
            <text:p>61360686</text:p>
          </table:table-cell>
          <table:table-cell table:formula="of:=[.D23]/[.D$30]" office:value-type="percentage" office:value="0.324967461910953">
            <text:p>32.50%</text:p>
          </table:table-cell>
          <table:table-cell table:formula="of:=[.E23]-[.C23]" office:value-type="percentage" office:value="-0.240273145737682">
            <text:p>-24.03%</text:p>
          </table:table-cell>
          <table:table-cell table:formula="of:=[.D23]/[.B23]-1" office:value-type="float" office:value="-0.265872684627994">
            <text:p>-0.27</text:p>
          </table:table-cell>
          <table:table-cell/>
        </table:table-row>
        <table:table-row table:style-name="ro3">
          <table:table-cell office:value-type="string">
            <text:p>html-mf-hlisting</text:p>
          </table:table-cell>
          <table:table-cell table:style-name="ce3" office:value-type="float" office:value="1227574">
            <text:p>1227574</text:p>
          </table:table-cell>
          <table:table-cell table:style-name="ce6" table:formula="of:=[.B24]/[.B$30]" office:value-type="percentage" office:value="0.0083016078308407">
            <text:p>0.83%</text:p>
          </table:table-cell>
          <table:table-cell table:style-name="ce3" office:value-type="float" office:value="197027">
            <text:p>197027</text:p>
          </table:table-cell>
          <table:table-cell table:formula="of:=[.D24]/[.D$30]" office:value-type="percentage" office:value="0.00104345906624853">
            <text:p>0.10%</text:p>
          </table:table-cell>
          <table:table-cell table:formula="of:=[.E24]-[.C24]" office:value-type="percentage" office:value="-0.00725814876459217">
            <text:p>-0.73%</text:p>
          </table:table-cell>
          <table:table-cell table:formula="of:=[.D24]/[.B24]-1" office:value-type="float" office:value="-0.839498881533822">
            <text:p>-0.84</text:p>
          </table:table-cell>
          <table:table-cell/>
        </table:table-row>
        <table:table-row table:style-name="ro3">
          <table:table-cell office:value-type="string">
            <text:p>html-mf-hresume</text:p>
          </table:table-cell>
          <table:table-cell table:style-name="ce3" office:value-type="float" office:value="387364">
            <text:p>387364</text:p>
          </table:table-cell>
          <table:table-cell table:style-name="ce6" table:formula="of:=[.B25]/[.B$30]" office:value-type="percentage" office:value="0.00261959280319213">
            <text:p>0.26%</text:p>
          </table:table-cell>
          <table:table-cell table:style-name="ce3" office:value-type="float" office:value="20762">
            <text:p>20762</text:p>
          </table:table-cell>
          <table:table-cell table:formula="of:=[.D25]/[.D$30]" office:value-type="percentage" office:value="0.000109955981329726">
            <text:p>0.01%</text:p>
          </table:table-cell>
          <table:table-cell table:formula="of:=[.E25]-[.C25]" office:value-type="percentage" office:value="-0.00250963682186241">
            <text:p>-0.25%</text:p>
          </table:table-cell>
          <table:table-cell table:formula="of:=[.D25]/[.B25]-1" office:value-type="float" office:value="-0.946401833933974">
            <text:p>-0.95</text:p>
          </table:table-cell>
          <table:table-cell/>
        </table:table-row>
        <table:table-row table:style-name="ro3">
          <table:table-cell office:value-type="string">
            <text:p>html-mf-hreview</text:p>
          </table:table-cell>
          <table:table-cell table:style-name="ce3" office:value-type="float" office:value="2836701">
            <text:p>2836701</text:p>
          </table:table-cell>
          <table:table-cell table:style-name="ce6" table:formula="of:=[.B26]/[.B$30]" office:value-type="percentage" office:value="0.0191835109210147">
            <text:p>1.92%</text:p>
          </table:table-cell>
          <table:table-cell table:style-name="ce3" office:value-type="float" office:value="1971870">
            <text:p>1971870</text:p>
          </table:table-cell>
          <table:table-cell table:formula="of:=[.D26]/[.D$30]" office:value-type="percentage" office:value="0.0104430642955711">
            <text:p>1.04%</text:p>
          </table:table-cell>
          <table:table-cell table:formula="of:=[.E26]-[.C26]" office:value-type="percentage" office:value="-0.00874044662544353">
            <text:p>-0.87%</text:p>
          </table:table-cell>
          <table:table-cell table:formula="of:=[.D26]/[.B26]-1" office:value-type="float" office:value="-0.304872103193111">
            <text:p>-0.30</text:p>
          </table:table-cell>
          <table:table-cell/>
        </table:table-row>
        <table:table-row table:style-name="ro3">
          <table:table-cell office:value-type="string">
            <text:p>html-mf-species</text:p>
          </table:table-cell>
          <table:table-cell table:style-name="ce3" office:value-type="float" office:value="25158">
            <text:p>25158</text:p>
          </table:table-cell>
          <table:table-cell table:style-name="ce6" table:formula="of:=[.B27]/[.B$30]" office:value-type="percentage" office:value="0.000170133816623919">
            <text:p>0.02%</text:p>
          </table:table-cell>
          <table:table-cell table:style-name="ce3" office:value-type="float" office:value="14033">
            <text:p>14033</text:p>
          </table:table-cell>
          <table:table-cell table:formula="of:=[.D27]/[.D$30]" office:value-type="percentage" office:value="0.0000743190581832218">
            <text:p>0.01%</text:p>
          </table:table-cell>
          <table:table-cell table:formula="of:=[.E27]-[.C27]" office:value-type="percentage" office:value="-0.0000958147584406969">
            <text:p>-0.01%</text:p>
          </table:table-cell>
          <table:table-cell table:formula="of:=[.D27]/[.B27]-1" office:value-type="float" office:value="-0.442205262739486">
            <text:p>-0.44</text:p>
          </table:table-cell>
          <table:table-cell/>
        </table:table-row>
        <table:table-row table:style-name="ro3">
          <table:table-cell office:value-type="string">
            <text:p>html-mf-hrecipe</text:p>
          </table:table-cell>
          <table:table-cell table:style-name="ce3" office:value-type="float" office:value="115345">
            <text:p>115345</text:p>
          </table:table-cell>
          <table:table-cell table:style-name="ce6" table:formula="of:=[.B28]/[.B$30]" office:value-type="percentage" office:value="0.000780033590845294">
            <text:p>0.08%</text:p>
          </table:table-cell>
          <table:table-cell table:style-name="ce3" office:value-type="float" office:value="422289">
            <text:p>422289</text:p>
          </table:table-cell>
          <table:table-cell table:formula="of:=[.D28]/[.D$30]" office:value-type="percentage" office:value="0.0022364512763582">
            <text:p>0.22%</text:p>
          </table:table-cell>
          <table:table-cell table:formula="of:=[.E28]-[.C28]" office:value-type="percentage" office:value="0.0014564176855129">
            <text:p>0.15%</text:p>
          </table:table-cell>
          <table:table-cell table:formula="of:=[.D28]/[.B28]-1" office:value-type="float" office:value="2.66109497594174">
            <text:p>2.66</text:p>
          </table:table-cell>
          <table:table-cell/>
        </table:table-row>
        <table:table-row table:style-name="ro3">
          <table:table-cell office:value-type="string">
            <text:p>html-mf-xfn</text:p>
          </table:table-cell>
          <table:table-cell table:style-name="ce3" office:value-type="float" office:value="37526630">
            <text:p>37526630</text:p>
          </table:table-cell>
          <table:table-cell table:style-name="ce6" table:formula="of:=[.B29]/[.B$30]" office:value-type="percentage" office:value="0.253778074049354">
            <text:p>25.38%</text:p>
          </table:table-cell>
          <table:table-cell table:style-name="ce3" office:value-type="float" office:value="26004925">
            <text:p>26004925</text:p>
          </table:table-cell>
          <table:table-cell table:formula="of:=[.D29]/[.D$30]" office:value-type="percentage" office:value="0.137722620546235">
            <text:p>13.77%</text:p>
          </table:table-cell>
          <table:table-cell table:formula="of:=[.E29]-[.C29]" office:value-type="percentage" office:value="-0.116055453503119">
            <text:p>-11.61%</text:p>
          </table:table-cell>
          <table:table-cell table:formula="of:=[.D29]/[.B29]-1" office:value-type="float" office:value="-0.307027436249938">
            <text:p>-0.31</text:p>
          </table:table-cell>
          <table:table-cell/>
        </table:table-row>
        <table:table-row table:style-name="ro3" table:visibility="collapse">
          <table:table-cell/>
          <table:table-cell table:style-name="ce4" table:formula="of:=SUM([.B19:.B29])" office:value-type="float" office:value="147871837">
            <text:p>147,871,837</text:p>
          </table:table-cell>
          <table:table-cell table:style-name="ce6"/>
          <table:table-cell table:style-name="ce4" table:formula="of:=SUM([.D19:.D29])" office:value-type="float" office:value="188821015">
            <text:p>188,821,015</text:p>
          </table:table-cell>
          <table:table-cell table:number-columns-repeated="2"/>
          <table:table-cell table:formula="of:=[.D30]/[.B30]-1" office:value-type="float" office:value="0.276923441479935">
            <text:p>0.28</text:p>
          </table:table-cell>
          <table:table-cell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3">
          <table:table-cell office:value-type="string">
            <text:p>Entities</text:p>
          </table:table-cell>
          <table:table-cell table:style-name="ce1"/>
          <table:table-cell table:style-name="ce5"/>
          <table:table-cell table:style-name="ce1"/>
          <table:table-cell table:number-columns-repeated="4"/>
        </table:table-row>
        <table:table-row table:style-name="ro3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Δ</text:p>
          </table:table-cell>
          <table:table-cell table:style-name="ce1"/>
        </table:table-row>
        <table:table-row table:style-name="ro3">
          <table:table-cell office:value-type="string">
            <text:p>html-rdfa</text:p>
          </table:table-cell>
          <table:table-cell table:style-name="ce3" office:value-type="float" office:value="26583558">
            <text:p>26583558</text:p>
          </table:table-cell>
          <table:table-cell table:style-name="ce6" table:formula="of:=[.B34]/[.B$45]" office:value-type="percentage" office:value="0.0171849873632907">
            <text:p>1.72%</text:p>
          </table:table-cell>
          <table:table-cell table:style-name="ce3" office:value-type="float" office:value="49370729">
            <text:p>49370729</text:p>
          </table:table-cell>
          <table:table-cell table:formula="of:=[.D34]/[.D$45]" office:value-type="percentage" office:value="0.0403829485704798">
            <text:p>4.04%</text:p>
          </table:table-cell>
          <table:table-cell table:formula="of:=[.E34]-[.C34]" office:value-type="percentage" office:value="0.0231979612071892">
            <text:p>2.32%</text:p>
          </table:table-cell>
          <table:table-cell table:formula="of:=[.D34]/[.B34]-1" office:value-type="float" office:value="0.857190410704241">
            <text:p>0.86</text:p>
          </table:table-cell>
          <table:table-cell/>
        </table:table-row>
        <table:table-row table:style-name="ro3">
          <table:table-cell office:value-type="string">
            <text:p>html-microdata</text:p>
          </table:table-cell>
          <table:table-cell table:style-name="ce3" office:value-type="float" office:value="346411">
            <text:p>346411</text:p>
          </table:table-cell>
          <table:table-cell table:style-name="ce6" table:formula="of:=[.B35]/[.B$45]" office:value-type="percentage" office:value="0.00022393799421074">
            <text:p>0.02%</text:p>
          </table:table-cell>
          <table:table-cell table:style-name="ce3" office:value-type="float" office:value="90526013">
            <text:p>90526013</text:p>
          </table:table-cell>
          <table:table-cell table:formula="of:=[.D35]/[.D$45]" office:value-type="percentage" office:value="0.0740460471480903">
            <text:p>7.40%</text:p>
          </table:table-cell>
          <table:table-cell table:formula="of:=[.E35]-[.C35]" office:value-type="percentage" office:value="0.0738221091538795">
            <text:p>7.38%</text:p>
          </table:table-cell>
          <table:table-cell table:formula="of:=[.D35]/[.B35]-1" office:value-type="float" office:value="260.325457332475">
            <text:p>260.33</text:p>
          </table:table-cell>
          <table:table-cell/>
        </table:table-row>
        <table:table-row table:style-name="ro3">
          <table:table-cell office:value-type="string">
            <text:p>html-mf-geo</text:p>
          </table:table-cell>
          <table:table-cell table:style-name="ce3" office:value-type="float" office:value="7326516">
            <text:p>7326516</text:p>
          </table:table-cell>
          <table:table-cell table:style-name="ce6" table:formula="of:=[.B36]/[.B$45]" office:value-type="percentage" office:value="0.00473623902703117">
            <text:p>0.47%</text:p>
          </table:table-cell>
          <table:table-cell table:style-name="ce3" office:value-type="float" office:value="4787126">
            <text:p>4787126</text:p>
          </table:table-cell>
          <table:table-cell table:formula="of:=[.D36]/[.D$45]" office:value-type="percentage" office:value="0.00391564530186311">
            <text:p>0.39%</text:p>
          </table:table-cell>
          <table:table-cell table:formula="of:=[.E36]-[.C36]" office:value-type="percentage" office:value="-0.000820593725168063">
            <text:p>-0.08%</text:p>
          </table:table-cell>
          <table:table-cell table:formula="of:=[.D36]/[.B36]-1" office:value-type="float" office:value="-0.346602668990281">
            <text:p>-0.35</text:p>
          </table:table-cell>
          <table:table-cell/>
        </table:table-row>
        <table:table-row table:style-name="ro3">
          <table:table-cell office:value-type="string">
            <text:p>html-mf-hcalendar</text:p>
          </table:table-cell>
          <table:table-cell table:style-name="ce3" office:value-type="float" office:value="21289402">
            <text:p>21289402</text:p>
          </table:table-cell>
          <table:table-cell table:style-name="ce6" table:formula="of:=[.B37]/[.B$45]" office:value-type="percentage" office:value="0.0137625709975322">
            <text:p>1.38%</text:p>
          </table:table-cell>
          <table:table-cell table:style-name="ce3" office:value-type="float" office:value="27165545">
            <text:p>27165545</text:p>
          </table:table-cell>
          <table:table-cell table:formula="of:=[.D37]/[.D$45]" office:value-type="percentage" office:value="0.0222201460023824">
            <text:p>2.22%</text:p>
          </table:table-cell>
          <table:table-cell table:formula="of:=[.E37]-[.C37]" office:value-type="percentage" office:value="0.00845757500485023">
            <text:p>0.85%</text:p>
          </table:table-cell>
          <table:table-cell table:formula="of:=[.D37]/[.B37]-1" office:value-type="float" office:value="0.276012590677747">
            <text:p>0.28</text:p>
          </table:table-cell>
          <table:table-cell/>
        </table:table-row>
        <table:table-row table:style-name="ro3">
          <table:table-cell office:value-type="string">
            <text:p>html-mf-hcard</text:p>
          </table:table-cell>
          <table:table-cell table:style-name="ce3" office:value-type="float" office:value="973170050">
            <text:p>973170050</text:p>
          </table:table-cell>
          <table:table-cell table:style-name="ce6" table:formula="of:=[.B38]/[.B$45]" office:value-type="percentage" office:value="0.629107473558766">
            <text:p>62.91%</text:p>
          </table:table-cell>
          <table:table-cell table:style-name="ce3" office:value-type="float" office:value="865633059">
            <text:p>865633059</text:p>
          </table:table-cell>
          <table:table-cell table:formula="of:=[.D38]/[.D$45]" office:value-type="percentage" office:value="0.708047379703551">
            <text:p>70.80%</text:p>
          </table:table-cell>
          <table:table-cell table:formula="of:=[.E38]-[.C38]" office:value-type="percentage" office:value="0.078939906144785">
            <text:p>7.89%</text:p>
          </table:table-cell>
          <table:table-cell table:formula="of:=[.D38]/[.B38]-1" office:value-type="float" office:value="-0.110501747356487">
            <text:p>-0.11</text:p>
          </table:table-cell>
          <table:table-cell/>
        </table:table-row>
        <table:table-row table:style-name="ro3">
          <table:table-cell office:value-type="string">
            <text:p>html-mf-hlisting</text:p>
          </table:table-cell>
          <table:table-cell table:style-name="ce3" office:value-type="float" office:value="25660498">
            <text:p>25660498</text:p>
          </table:table-cell>
          <table:table-cell table:style-name="ce6" table:formula="of:=[.B39]/[.B$45]" office:value-type="percentage" office:value="0.016588273618819">
            <text:p>1.66%</text:p>
          </table:table-cell>
          <table:table-cell table:style-name="ce3" office:value-type="float" office:value="8252632">
            <text:p>8252632</text:p>
          </table:table-cell>
          <table:table-cell table:formula="of:=[.D39]/[.D$45]" office:value-type="percentage" office:value="0.00675026722062573">
            <text:p>0.68%</text:p>
          </table:table-cell>
          <table:table-cell table:formula="of:=[.E39]-[.C39]" office:value-type="percentage" office:value="-0.00983800639819328">
            <text:p>-0.98%</text:p>
          </table:table-cell>
          <table:table-cell table:formula="of:=[.D39]/[.B39]-1" office:value-type="float" office:value="-0.678391588503076">
            <text:p>-0.68</text:p>
          </table:table-cell>
          <table:table-cell/>
        </table:table-row>
        <table:table-row table:style-name="ro3">
          <table:table-cell office:value-type="string">
            <text:p>html-mf-hresume</text:p>
          </table:table-cell>
          <table:table-cell table:style-name="ce3" office:value-type="float" office:value="1501009">
            <text:p>1501009</text:p>
          </table:table-cell>
          <table:table-cell table:style-name="ce6" table:formula="of:=[.B40]/[.B$45]" office:value-type="percentage" office:value="0.00097032988199644">
            <text:p>0.10%</text:p>
          </table:table-cell>
          <table:table-cell table:style-name="ce3" office:value-type="float" office:value="92346">
            <text:p>92346</text:p>
          </table:table-cell>
          <table:table-cell table:formula="of:=[.D40]/[.D$45]" office:value-type="percentage" office:value="0.0000755347114418653">
            <text:p>0.01%</text:p>
          </table:table-cell>
          <table:table-cell table:formula="of:=[.E40]-[.C40]" office:value-type="percentage" office:value="-0.000894795170554575">
            <text:p>-0.09%</text:p>
          </table:table-cell>
          <table:table-cell table:formula="of:=[.D40]/[.B40]-1" office:value-type="float" office:value="-0.938477384212886">
            <text:p>-0.94</text:p>
          </table:table-cell>
          <table:table-cell/>
        </table:table-row>
        <table:table-row table:style-name="ro3">
          <table:table-cell office:value-type="string">
            <text:p>html-mf-hreview</text:p>
          </table:table-cell>
          <table:table-cell table:style-name="ce3" office:value-type="float" office:value="8234850">
            <text:p>8234850</text:p>
          </table:table-cell>
          <table:table-cell table:style-name="ce6" table:formula="of:=[.B41]/[.B$45]" office:value-type="percentage" office:value="0.00532343312315808">
            <text:p>0.53%</text:p>
          </table:table-cell>
          <table:table-cell table:style-name="ce3" office:value-type="float" office:value="7809088">
            <text:p>7809088</text:p>
          </table:table-cell>
          <table:table-cell table:formula="of:=[.D41]/[.D$45]" office:value-type="percentage" office:value="0.00638746896134248">
            <text:p>0.64%</text:p>
          </table:table-cell>
          <table:table-cell table:formula="of:=[.E41]-[.C41]" office:value-type="percentage" office:value="0.0010640358381844">
            <text:p>0.11%</text:p>
          </table:table-cell>
          <table:table-cell table:formula="of:=[.D41]/[.B41]-1" office:value-type="float" office:value="-0.0517024596683607">
            <text:p>-0.05</text:p>
          </table:table-cell>
          <table:table-cell/>
        </table:table-row>
        <table:table-row table:style-name="ro3">
          <table:table-cell office:value-type="string">
            <text:p>html-mf-species</text:p>
          </table:table-cell>
          <table:table-cell table:style-name="ce3" office:value-type="float" office:value="152621">
            <text:p>152621</text:p>
          </table:table-cell>
          <table:table-cell table:style-name="ce6" table:formula="of:=[.B42]/[.B$45]" office:value-type="percentage" office:value="0.0000986621112332962">
            <text:p>0.01%</text:p>
          </table:table-cell>
          <table:table-cell table:style-name="ce3" office:value-type="float" office:value="139631">
            <text:p>139631</text:p>
          </table:table-cell>
          <table:table-cell table:formula="of:=[.D42]/[.D$45]" office:value-type="percentage" office:value="0.000114211631184232">
            <text:p>0.01%</text:p>
          </table:table-cell>
          <table:table-cell table:formula="of:=[.E42]-[.C42]" office:value-type="percentage" office:value="0.0000155495199509358">
            <text:p>0.00%</text:p>
          </table:table-cell>
          <table:table-cell table:formula="of:=[.D42]/[.B42]-1" office:value-type="float" office:value="-0.0851127957489467">
            <text:p>-0.09</text:p>
          </table:table-cell>
          <table:table-cell/>
        </table:table-row>
        <table:table-row table:style-name="ro3">
          <table:table-cell office:value-type="string">
            <text:p>html-mf-hrecipe</text:p>
          </table:table-cell>
          <table:table-cell table:style-name="ce3" office:value-type="float" office:value="695838">
            <text:p>695838</text:p>
          </table:table-cell>
          <table:table-cell table:style-name="ce6" table:formula="of:=[.B43]/[.B$45]" office:value-type="percentage" office:value="0.000449825686873722">
            <text:p>0.04%</text:p>
          </table:table-cell>
          <table:table-cell table:style-name="ce3" office:value-type="float" office:value="5516036">
            <text:p>5516036</text:p>
          </table:table-cell>
          <table:table-cell table:formula="of:=[.D43]/[.D$45]" office:value-type="percentage" office:value="0.00451185961019363">
            <text:p>0.45%</text:p>
          </table:table-cell>
          <table:table-cell table:formula="of:=[.E43]-[.C43]" office:value-type="percentage" office:value="0.00406203392331991">
            <text:p>0.41%</text:p>
          </table:table-cell>
          <table:table-cell table:formula="of:=[.D43]/[.B43]-1" office:value-type="float" office:value="6.92718420092033">
            <text:p>6.93</text:p>
          </table:table-cell>
          <table:table-cell/>
        </table:table-row>
        <table:table-row table:style-name="ro3">
          <table:table-cell office:value-type="string">
            <text:p>html-mf-xfn</text:p>
          </table:table-cell>
          <table:table-cell table:style-name="ce3" office:value-type="float" office:value="481945127">
            <text:p>481945127</text:p>
          </table:table-cell>
          <table:table-cell table:style-name="ce6" table:formula="of:=[.B44]/[.B$45]" office:value-type="percentage" office:value="0.311554266637088">
            <text:p>31.16%</text:p>
          </table:table-cell>
          <table:table-cell table:style-name="ce3" office:value-type="float" office:value="163271544">
            <text:p>163271544</text:p>
          </table:table-cell>
          <table:table-cell table:formula="of:=[.D44]/[.D$45]" office:value-type="percentage" office:value="0.133548491138845">
            <text:p>13.35%</text:p>
          </table:table-cell>
          <table:table-cell table:formula="of:=[.E44]-[.C44]" office:value-type="percentage" office:value="-0.178005775498243">
            <text:p>-17.80%</text:p>
          </table:table-cell>
          <table:table-cell table:formula="of:=[.D44]/[.B44]-1" office:value-type="float" office:value="-0.661223789072568">
            <text:p>-0.66</text:p>
          </table:table-cell>
          <table:table-cell/>
        </table:table-row>
        <table:table-row table:style-name="ro3" table:visibility="collapse">
          <table:table-cell/>
          <table:table-cell table:style-name="ce4" table:formula="of:=SUM([.B34:.B44])" office:value-type="float" office:value="1546905880">
            <text:p>1,546,905,880</text:p>
          </table:table-cell>
          <table:table-cell table:style-name="ce6"/>
          <table:table-cell table:style-name="ce4" table:formula="of:=SUM([.D34:.D44])" office:value-type="float" office:value="1222563749">
            <text:p>1,222,563,749</text:p>
          </table:table-cell>
          <table:table-cell table:number-columns-repeated="2"/>
          <table:table-cell table:formula="of:=[.D45]/[.B45]-1" office:value-type="float" office:value="-0.209671535413648">
            <text:p>-0.21</text:p>
          </table:table-cell>
          <table:table-cell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3">
          <table:table-cell table:style-name="ce1" office:value-type="string">
            <text:p>Triples</text:p>
          </table:table-cell>
          <table:table-cell/>
          <table:table-cell table:style-name="ce5"/>
          <table:table-cell table:style-name="ce1"/>
          <table:table-cell table:number-columns-repeated="4"/>
        </table:table-row>
        <table:table-row table:style-name="ro3">
          <table:table-cell table:style-name="ce1" office:value-type="string">
            <text:p>Extractor</text:p>
          </table:table-cell>
          <table:table-cell table:style-name="ce1" office:value-type="float" office:value="2010">
            <text:p>2010</text:p>
          </table:table-cell>
          <table:table-cell table:style-name="ce5"/>
          <table:table-cell table:style-name="ce1" office:value-type="float" office:value="2012">
            <text:p>2012</text:p>
          </table:table-cell>
          <table:table-cell table:style-name="ce5"/>
          <table:table-cell table:style-name="ce5" office:value-type="string">
            <text:p>Δ %</text:p>
          </table:table-cell>
          <table:table-cell office:value-type="string">
            <text:p>Δ</text:p>
          </table:table-cell>
          <table:table-cell table:style-name="ce1"/>
        </table:table-row>
        <table:table-row table:style-name="ro3">
          <table:table-cell office:value-type="string">
            <text:p>html-rdfa</text:p>
          </table:table-cell>
          <table:table-cell table:style-name="ce3" office:value-type="float" office:value="293542991">
            <text:p>293542991</text:p>
          </table:table-cell>
          <table:table-cell table:style-name="ce6" table:formula="of:=[.B49]/[.B$60]" office:value-type="percentage" office:value="0.0565236631693185">
            <text:p>5.65%</text:p>
          </table:table-cell>
          <table:table-cell table:style-name="ce3" office:value-type="float" office:value="456169126">
            <text:p>456169126</text:p>
          </table:table-cell>
          <table:table-cell table:formula="of:=[.D49]/[.D$60]" office:value-type="percentage" office:value="0.138474406211884">
            <text:p>13.85%</text:p>
          </table:table-cell>
          <table:table-cell table:formula="of:=[.E49]-[.C49]" office:value-type="percentage" office:value="0.0819507430425658">
            <text:p>8.20%</text:p>
          </table:table-cell>
          <table:table-cell table:formula="of:=[.D49]/[.B49]-1" office:value-type="float" office:value="0.55401130323701">
            <text:p>0.55</text:p>
          </table:table-cell>
          <table:table-cell/>
        </table:table-row>
        <table:table-row table:style-name="ro3">
          <table:table-cell office:value-type="string">
            <text:p>html-microdata</text:p>
          </table:table-cell>
          <table:table-cell table:style-name="ce3" office:value-type="float" office:value="1197115">
            <text:p>1197115</text:p>
          </table:table-cell>
          <table:table-cell table:style-name="ce6" table:formula="of:=[.B50]/[.B$60]" office:value-type="percentage" office:value="0.000230512487470493">
            <text:p>0.02%</text:p>
          </table:table-cell>
          <table:table-cell table:style-name="ce3" office:value-type="float" office:value="404413915">
            <text:p>404413915</text:p>
          </table:table-cell>
          <table:table-cell table:formula="of:=[.D50]/[.D$60]" office:value-type="percentage" office:value="0.122763627680161">
            <text:p>12.28%</text:p>
          </table:table-cell>
          <table:table-cell table:formula="of:=[.E50]-[.C50]" office:value-type="percentage" office:value="0.12253311519269">
            <text:p>12.25%</text:p>
          </table:table-cell>
          <table:table-cell table:formula="of:=[.D50]/[.B50]-1" office:value-type="float" office:value="336.823780505632">
            <text:p>336.82</text:p>
          </table:table-cell>
          <table:table-cell/>
        </table:table-row>
        <table:table-row table:style-name="ro3">
          <table:table-cell office:value-type="string">
            <text:p>html-mf-geo</text:p>
          </table:table-cell>
          <table:table-cell table:style-name="ce3" office:value-type="float" office:value="28831795">
            <text:p>28831795</text:p>
          </table:table-cell>
          <table:table-cell table:style-name="ce6" table:formula="of:=[.B51]/[.B$60]" office:value-type="percentage" office:value="0.005551754663244">
            <text:p>0.56%</text:p>
          </table:table-cell>
          <table:table-cell table:style-name="ce3" office:value-type="float" office:value="11222766">
            <text:p>11222766</text:p>
          </table:table-cell>
          <table:table-cell table:formula="of:=[.D51]/[.D$60]" office:value-type="percentage" office:value="0.00340677562186644">
            <text:p>0.34%</text:p>
          </table:table-cell>
          <table:table-cell table:formula="of:=[.E51]-[.C51]" office:value-type="percentage" office:value="-0.00214497904137755">
            <text:p>-0.21%</text:p>
          </table:table-cell>
          <table:table-cell table:formula="of:=[.D51]/[.B51]-1" office:value-type="float" office:value="-0.610750353906165">
            <text:p>-0.61</text:p>
          </table:table-cell>
          <table:table-cell/>
        </table:table-row>
        <table:table-row table:style-name="ro3">
          <table:table-cell office:value-type="string">
            <text:p>html-mf-hcalendar</text:p>
          </table:table-cell>
          <table:table-cell table:style-name="ce3" office:value-type="float" office:value="65727393">
            <text:p>65727393</text:p>
          </table:table-cell>
          <table:table-cell table:style-name="ce6" table:formula="of:=[.B52]/[.B$60]" office:value-type="percentage" office:value="0.01265624844345">
            <text:p>1.27%</text:p>
          </table:table-cell>
          <table:table-cell table:style-name="ce3" office:value-type="float" office:value="65547870">
            <text:p>65547870</text:p>
          </table:table-cell>
          <table:table-cell table:formula="of:=[.D52]/[.D$60]" office:value-type="percentage" office:value="0.0198976692182008">
            <text:p>1.99%</text:p>
          </table:table-cell>
          <table:table-cell table:formula="of:=[.E52]-[.C52]" office:value-type="percentage" office:value="0.00724142077475079">
            <text:p>0.72%</text:p>
          </table:table-cell>
          <table:table-cell table:formula="of:=[.D52]/[.B52]-1" office:value-type="float" office:value="-0.00273132695221912">
            <text:p>0.00</text:p>
          </table:table-cell>
          <table:table-cell/>
        </table:table-row>
        <table:table-row table:style-name="ro3">
          <table:table-cell office:value-type="string">
            <text:p>html-mf-hcard</text:p>
          </table:table-cell>
          <table:table-cell table:style-name="ce3" office:value-type="float" office:value="3226066019">
            <text:p>3226066019</text:p>
          </table:table-cell>
          <table:table-cell table:style-name="ce6" table:formula="of:=[.B53]/[.B$60]" office:value-type="percentage" office:value="0.621200555321521">
            <text:p>62.12%</text:p>
          </table:table-cell>
          <table:table-cell table:style-name="ce3" office:value-type="float" office:value="1837847772">
            <text:p>1837847772</text:p>
          </table:table-cell>
          <table:table-cell table:formula="of:=[.D53]/[.D$60]" office:value-type="percentage" office:value="0.557895886482099">
            <text:p>55.79%</text:p>
          </table:table-cell>
          <table:table-cell table:formula="of:=[.E53]-[.C53]" office:value-type="percentage" office:value="-0.0633046688394214">
            <text:p>-6.33%</text:p>
          </table:table-cell>
          <table:table-cell table:formula="of:=[.D53]/[.B53]-1" office:value-type="float" office:value="-0.430313031048978">
            <text:p>-0.43</text:p>
          </table:table-cell>
          <table:table-cell/>
        </table:table-row>
        <table:table-row table:style-name="ro3">
          <table:table-cell office:value-type="string">
            <text:p>html-mf-hlisting</text:p>
          </table:table-cell>
          <table:table-cell table:style-name="ce3" office:value-type="float" office:value="88146122">
            <text:p>88146122</text:p>
          </table:table-cell>
          <table:table-cell table:style-name="ce6" table:formula="of:=[.B54]/[.B$60]" office:value-type="percentage" office:value="0.0169731244225472">
            <text:p>1.70%</text:p>
          </table:table-cell>
          <table:table-cell table:style-name="ce3" office:value-type="float" office:value="20703189">
            <text:p>20703189</text:p>
          </table:table-cell>
          <table:table-cell table:formula="of:=[.D54]/[.D$60]" office:value-type="percentage" office:value="0.00628464672435419">
            <text:p>0.63%</text:p>
          </table:table-cell>
          <table:table-cell table:formula="of:=[.E54]-[.C54]" office:value-type="percentage" office:value="-0.010688477698193">
            <text:p>-1.07%</text:p>
          </table:table-cell>
          <table:table-cell table:formula="of:=[.D54]/[.B54]-1" office:value-type="float" office:value="-0.765126490760422">
            <text:p>-0.77</text:p>
          </table:table-cell>
          <table:table-cell/>
        </table:table-row>
        <table:table-row table:style-name="ro3">
          <table:table-cell office:value-type="string">
            <text:p>html-mf-hresume</text:p>
          </table:table-cell>
          <table:table-cell table:style-name="ce3" office:value-type="float" office:value="12640527">
            <text:p>12640527</text:p>
          </table:table-cell>
          <table:table-cell table:style-name="ce6" table:formula="of:=[.B55]/[.B$60]" office:value-type="percentage" office:value="0.00243401788609109">
            <text:p>0.24%</text:p>
          </table:table-cell>
          <table:table-cell table:style-name="ce3" office:value-type="float" office:value="432363">
            <text:p>432363</text:p>
          </table:table-cell>
          <table:table-cell table:formula="of:=[.D55]/[.D$60]" office:value-type="percentage" office:value="0.000131247833929447">
            <text:p>0.01%</text:p>
          </table:table-cell>
          <table:table-cell table:formula="of:=[.E55]-[.C55]" office:value-type="percentage" office:value="-0.00230277005216164">
            <text:p>-0.23%</text:p>
          </table:table-cell>
          <table:table-cell table:formula="of:=[.D55]/[.B55]-1" office:value-type="float" office:value="-0.965795492545524">
            <text:p>-0.97</text:p>
          </table:table-cell>
          <table:table-cell/>
        </table:table-row>
        <table:table-row table:style-name="ro3">
          <table:table-cell office:value-type="string">
            <text:p>html-mf-hreview</text:p>
          </table:table-cell>
          <table:table-cell table:style-name="ce3" office:value-type="float" office:value="84411951">
            <text:p>84411951</text:p>
          </table:table-cell>
          <table:table-cell table:style-name="ce6" table:formula="of:=[.B56]/[.B$60]" office:value-type="percentage" office:value="0.0162540848600572">
            <text:p>1.63%</text:p>
          </table:table-cell>
          <table:table-cell table:style-name="ce3" office:value-type="float" office:value="50475411">
            <text:p>50475411</text:p>
          </table:table-cell>
          <table:table-cell table:formula="of:=[.D56]/[.D$60]" office:value-type="percentage" office:value="0.0153222832676445">
            <text:p>1.53%</text:p>
          </table:table-cell>
          <table:table-cell table:formula="of:=[.E56]-[.C56]" office:value-type="percentage" office:value="-0.00093180159241274">
            <text:p>-0.09%</text:p>
          </table:table-cell>
          <table:table-cell table:formula="of:=[.D56]/[.B56]-1" office:value-type="float" office:value="-0.402034778227078">
            <text:p>-0.40</text:p>
          </table:table-cell>
          <table:table-cell/>
        </table:table-row>
        <table:table-row table:style-name="ro3">
          <table:table-cell office:value-type="string">
            <text:p>html-mf-species</text:p>
          </table:table-cell>
          <table:table-cell table:style-name="ce3" office:value-type="float" office:value="391911">
            <text:p>391911</text:p>
          </table:table-cell>
          <table:table-cell table:style-name="ce6" table:formula="of:=[.B57]/[.B$60]" office:value-type="percentage" office:value="0.0000754650801945081">
            <text:p>0.01%</text:p>
          </table:table-cell>
          <table:table-cell table:style-name="ce3" office:value-type="float" office:value="224847">
            <text:p>224847</text:p>
          </table:table-cell>
          <table:table-cell table:formula="of:=[.D57]/[.D$60]" office:value-type="percentage" office:value="0.0000682544105659696">
            <text:p>0.01%</text:p>
          </table:table-cell>
          <table:table-cell table:formula="of:=[.E57]-[.C57]" office:value-type="percentage" office:value="-0.00000721066962853846">
            <text:p>-0.00%</text:p>
          </table:table-cell>
          <table:table-cell table:formula="of:=[.D57]/[.B57]-1" office:value-type="float" office:value="-0.426280456532223">
            <text:p>-0.43</text:p>
          </table:table-cell>
          <table:table-cell/>
        </table:table-row>
        <table:table-row table:style-name="ro3">
          <table:table-cell office:value-type="string">
            <text:p>html-mf-hrecipe</text:p>
          </table:table-cell>
          <table:table-cell table:style-name="ce3" office:value-type="float" office:value="1228925">
            <text:p>1228925</text:p>
          </table:table-cell>
          <table:table-cell table:style-name="ce6" table:formula="of:=[.B58]/[.B$60]" office:value-type="percentage" office:value="0.000236637715394658">
            <text:p>0.02%</text:p>
          </table:table-cell>
          <table:table-cell table:style-name="ce3" office:value-type="float" office:value="5513030">
            <text:p>5513030</text:p>
          </table:table-cell>
          <table:table-cell table:formula="of:=[.D58]/[.D$60]" office:value-type="percentage" office:value="0.0016735318375718">
            <text:p>0.17%</text:p>
          </table:table-cell>
          <table:table-cell table:formula="of:=[.E58]-[.C58]" office:value-type="percentage" office:value="0.00143689412217715">
            <text:p>0.14%</text:p>
          </table:table-cell>
          <table:table-cell table:formula="of:=[.D58]/[.B58]-1" office:value-type="float" office:value="3.48605895396383">
            <text:p>3.49</text:p>
          </table:table-cell>
          <table:table-cell/>
        </table:table-row>
        <table:table-row table:style-name="ro3">
          <table:table-cell office:value-type="string">
            <text:p>html-mf-xfn</text:p>
          </table:table-cell>
          <table:table-cell table:style-name="ce3" office:value-type="float" office:value="1391091386">
            <text:p>1391091386</text:p>
          </table:table-cell>
          <table:table-cell table:style-name="ce6" table:formula="of:=[.B59]/[.B$60]" office:value-type="percentage" office:value="0.267863935950712">
            <text:p>26.79%</text:p>
          </table:table-cell>
          <table:table-cell table:style-name="ce3" office:value-type="float" office:value="441698363">
            <text:p>441698363</text:p>
          </table:table-cell>
          <table:table-cell table:formula="of:=[.D59]/[.D$60]" office:value-type="percentage" office:value="0.134081670711723">
            <text:p>13.41%</text:p>
          </table:table-cell>
          <table:table-cell table:formula="of:=[.E59]-[.C59]" office:value-type="percentage" office:value="-0.133782265238989">
            <text:p>-13.38%</text:p>
          </table:table-cell>
          <table:table-cell table:formula="of:=[.D59]/[.B59]-1" office:value-type="float" office:value="-0.682480700085365">
            <text:p>-0.68</text:p>
          </table:table-cell>
          <table:table-cell/>
        </table:table-row>
        <table:table-row table:style-name="ro3" table:visibility="collapse">
          <table:table-cell/>
          <table:table-cell table:style-name="ce4" table:formula="of:=SUM([.B49:.B59])" office:value-type="float" office:value="5193276135">
            <text:p>5,193,276,135</text:p>
          </table:table-cell>
          <table:table-cell/>
          <table:table-cell table:style-name="ce4" table:formula="of:=SUM([.D49:.D59])" office:value-type="float" office:value="3294248652">
            <text:p>3,294,248,652</text:p>
          </table:table-cell>
          <table:table-cell table:number-columns-repeated="4"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name="__Anonymous_Sheet_DB__0" table:target-range-address="Sheet1.I18:Sheet1.N2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P0" style:volatile="true">
      <number:number number:decimal-places="2" number:min-integer-digits="1"/>
      <number:text>%</number:text>
    </number:percentage-style>
    <number:percentage-style style:name="N121">
      <style:text-properties fo:color="#ff0000"/>
      <number:text>-</number:text>
      <number:number number:decimal-places="2" number:min-integer-digits="1"/>
      <number:text>%</number:text>
      <style:map style:condition="value()&gt;=0" style:apply-style-name="N121P0"/>
    </number:percentage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3/26/2012</text:date>, <text:time>17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es Mühleisen</meta:initial-creator>
    <meta:creation-date>2012-03-22T12:23:55</meta:creation-date>
    <dc:date>2012-03-26T17:59:45</dc:date>
    <dc:creator>Hannes Mühleisen</dc:creator>
    <meta:editing-duration>PT7H13M1S</meta:editing-duration>
    <meta:editing-cycles>9</meta:editing-cycles>
    <meta:generator>LibreOffice/3.4$Unix LibreOffice_project/340m1$Build-402</meta:generator>
    <meta:document-statistic meta:table-count="3" meta:cell-count="740" meta:object-count="0"/>
  </office:meta>
</office:document-meta>
</file>